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44.39pt"/>
    </style:style>
    <style:style style:name="co3" style:family="table-column">
      <style:table-column-properties fo:break-before="auto" style:column-width="16.64pt"/>
    </style:style>
    <style:style style:name="co4" style:family="table-column">
      <style:table-column-properties fo:break-before="auto" style:column-width="22.2pt"/>
    </style:style>
    <style:style style:name="co5" style:family="table-column">
      <style:table-column-properties fo:break-before="auto" style:column-width="183.71pt"/>
    </style:style>
    <style:style style:name="co6" style:family="table-column">
      <style:table-column-properties fo:break-before="auto" style:column-width="165.2pt"/>
    </style:style>
    <style:style style:name="co7" style:family="table-column">
      <style:table-column-properties fo:break-before="auto" style:column-width="176.74pt"/>
    </style:style>
    <style:style style:name="co8" style:family="table-column">
      <style:table-column-properties fo:break-before="auto" style:column-width="195.31pt"/>
    </style:style>
    <style:style style:name="co9" style:family="table-column">
      <style:table-column-properties fo:break-before="auto" style:column-width="297.95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50.29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<text:s/>Move </text:p>
          </table:table-cell>
          <table:table-cell table:style-name="ce1" office:value-type="string" calcext:value-type="string">
            <text:p><text:s/>Id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string" calcext:value-type="string">
            <text:p><text:s/>S </text:p>
          </table:table-cell>
          <table:table-cell table:style-name="ce1" office:value-type="string" calcext:value-type="string">
            <text:p><text:s/>Page </text:p>
          </table:table-cell>
          <table:table-cell table:style-name="ce1" office:value-type="string" calcext:value-type="string">
            <text:p><text:s/>Title </text:p>
          </table:table-cell>
          <table:table-cell table:style-name="ce1" office:value-type="string" calcext:value-type="string">
            <text:p><text:s/>Cue </text:p>
          </table:table-cell>
          <table:table-cell table:style-name="ce1" office:value-type="string" calcext:value-type="string">
            <text:p><text:s/>Entrances </text:p>
          </table:table-cell>
          <table:table-cell table:style-name="ce1" office:value-type="string" calcext:value-type="string">
            <text:p><text:s/>Exits </text:p>
          </table:table-cell>
          <table:table-cell table:style-name="ce1" office:value-type="string" calcext:value-type="string">
            <text:p><text:s/>On Stage </text:p>
          </table:table-cell>
          <table:table-cell table:style-name="ce1" office:value-type="string" calcext:value-type="string">
            <text:p><text:s/>Note 1 </text:p>
          </table:table-cell>
          <table:table-cell table:style-name="ce1" office:value-type="string" calcext:value-type="string">
            <text:p><text:s/>Note 2 </text:p>
          </table:table-cell>
          <table:table-cell table:style-name="ce1" office:value-type="string" calcext:value-type="string">
            <text:p><text:s/>Note 3 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Tevye On</text:p>
          </table:table-cell>
          <table:table-cell table:style-name="ce2" office:value-type="string" calcext:value-type="string">
            <text:p>Lights Up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/>
          <table:table-cell table:style-name="ce2" office:value-type="string" calcext:value-type="string">
            <text:p>Tevye (Patrick McCart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Tevye Off</text:p>
          </table:table-cell>
          <table:table-cell table:style-name="ce2" office:value-type="string" calcext:value-type="string">
            <text:p>Singing "Tradition" starts</text:p>
          </table:table-cell>
          <table:table-cell table:style-name="ce2" office:value-type="string" calcext:value-type="string">
            <text:p>Hanging Mics (Hanging Mics)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 office:value-type="string" calcext:value-type="string">
            <text:p>Hanging Mics (Hanging Mic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.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Tevye On</text:p>
          </table:table-cell>
          <table:table-cell table:style-name="ce2" office:value-type="string" calcext:value-type="string">
            <text:p>Dialogue break in song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 office:value-type="string" calcext:value-type="string">
            <text:p>Hanging Mics (Hanging Mics)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2.1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Yente, Avram ON</text:p>
          </table:table-cell>
          <table:table-cell table:style-name="ce2" office:value-type="string" calcext:value-type="string">
            <text:p>Tevye: "Yente, the matchmaker"</text:p>
          </table:table-cell>
          <table:table-cell table:style-name="ce2" office:value-type="string" calcext:value-type="string">
            <text:p>Avram (Mel Bucklin), Yente (Lucy Spencer)</text:p>
          </table:table-cell>
          <table:table-cell table:style-name="ce2"/>
          <table:table-cell table:style-name="ce2" office:value-type="string" calcext:value-type="string">
            <text:p>Tevye (Patrick McCarty), Avram (Mel Bucklin), 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Yen, Av OFF Laz, Beg ON</text:p>
          </table:table-cell>
          <table:table-cell table:style-name="ce2" office:value-type="string" calcext:value-type="string">
            <text:p>Yente "...a perfect match"</text:p>
          </table:table-cell>
          <table:table-cell table:style-name="ce2" office:value-type="string" calcext:value-type="string">
            <text:p>Lazar Wolf (Jim O'Mara), Reb Nachum (Rich Sparks)</text:p>
          </table:table-cell>
          <table:table-cell table:style-name="ce2" office:value-type="string" calcext:value-type="string">
            <text:p>Avram (Mel Bucklin), Yente (Lucy Spencer)</text:p>
          </table:table-cell>
          <table:table-cell table:style-name="ce2" office:value-type="string" calcext:value-type="string">
            <text:p>Tevye (Patrick McCarty), Lazar Wolf (Jim O'Mara), Reb Nachum (Rich Spark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.1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Beg, Laz OFF Mend, Rab ON</text:p>
          </table:table-cell>
          <table:table-cell table:style-name="ce2" office:value-type="string" calcext:value-type="string">
            <text:p>"Why should I suffer?"</text:p>
          </table:table-cell>
          <table:table-cell table:style-name="ce2" office:value-type="string" calcext:value-type="string">
            <text:p>Mendel (Gabe Garcia), Rabbi (Russell Arrowsmith)</text:p>
          </table:table-cell>
          <table:table-cell table:style-name="ce2" office:value-type="string" calcext:value-type="string">
            <text:p>Lazar Wolf (Jim O'Mara), Reb Nachum (Rich Sparks)</text:p>
          </table:table-cell>
          <table:table-cell table:style-name="ce2" office:value-type="string" calcext:value-type="string">
            <text:p>Tevye (Patrick McCarty), Mendel (Gabe Garcia), Rabbi (Russell Arrowsmi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.1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Tev, Mend, Rab OFF</text:p>
          </table:table-cell>
          <table:table-cell table:style-name="ce2" office:value-type="string" calcext:value-type="string">
            <text:p>"...far away from us!"</text:p>
          </table:table-cell>
          <table:table-cell table:style-name="ce2"/>
          <table:table-cell table:style-name="ce2" office:value-type="string" calcext:value-type="string">
            <text:p>Tevye (Patrick McCarty), Mendel (Gabe Garcia), Rabbi (Russell Arrowsmith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3.17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Tevye, Hanging mics ON</text:p>
          </table:table-cell>
          <table:table-cell table:style-name="ce2" office:value-type="string" calcext:value-type="string">
            <text:p>End of short dance break</text:p>
          </table:table-cell>
          <table:table-cell table:style-name="ce2" office:value-type="string" calcext:value-type="string">
            <text:p>Tevye (Patrick McCarty), Hanging Mics (Hanging Mics)</text:p>
          </table:table-cell>
          <table:table-cell table:style-name="ce2"/>
          <table:table-cell table:style-name="ce2" office:value-type="string" calcext:value-type="string">
            <text:p>Tevye (Patrick McCarty), Hanging Mics (Hanging Mic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Tevye OFF</text:p>
          </table:table-cell>
          <table:table-cell table:style-name="ce2" office:value-type="string" calcext:value-type="string">
            <text:p>"...as a fiddler on the roof!"</text:p>
          </table:table-cell>
          <table:table-cell table:style-name="ce2"/>
          <table:table-cell table:style-name="ce2" office:value-type="string" calcext:value-type="string">
            <text:p>Tevye (Patrick McCarty), Hanging Mics (Hanging Mics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Shp, Biel, Tz, Hod, Gol ON</text:p>
          </table:table-cell>
          <table:table-cell table:style-name="ce2" office:value-type="string" calcext:value-type="string">
            <text:p>A1 S1 Lights up</text:p>
          </table:table-cell>
          <table:table-cell table:style-name="ce2" office:value-type="string" calcext:value-type="string">
            <text:p>Tzeitel (Lauren Busa), Hodel (Katie Giannokopoulos), Golde (Karin Harvey-Olsen), Bielke (Emma Melanson), Shprintze (Hadley Harris)</text:p>
          </table:table-cell>
          <table:table-cell table:style-name="ce2"/>
          <table:table-cell table:style-name="ce2" office:value-type="string" calcext:value-type="string">
            <text:p>Tzeitel (Lauren Busa), Hodel (Katie Giannokopoulos), Golde (Karin Harvey-Olsen), Bielke (Emma Melanson), Shprintze (Hadley Harr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Chava ON</text:p>
          </table:table-cell>
          <table:table-cell table:style-name="ce2" office:value-type="string" calcext:value-type="string">
            <text:p>"..some more potatoes."</text:p>
          </table:table-cell>
          <table:table-cell table:style-name="ce2" office:value-type="string" calcext:value-type="string">
            <text:p>Chava (Lindsey Murch)</text:p>
          </table:table-cell>
          <table:table-cell table:style-name="ce2"/>
          <table:table-cell table:style-name="ce2" office:value-type="string" calcext:value-type="string">
            <text:p>Tzeitel (Lauren Busa), Hodel (Katie Giannokopoulos), Golde (Karin Harvey-Olsen), Bielke (Emma Melanson), Shprintze (Hadley Harris), Chava (Lindsey Murc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5.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Chava OFF</text:p>
          </table:table-cell>
          <table:table-cell table:style-name="ce2" office:value-type="string" calcext:value-type="string">
            <text:p>"...better husband? Here."</text:p>
          </table:table-cell>
          <table:table-cell table:style-name="ce2"/>
          <table:table-cell table:style-name="ce2" office:value-type="string" calcext:value-type="string">
            <text:p>Chava (Lindsey Murch)</text:p>
          </table:table-cell>
          <table:table-cell table:style-name="ce2" office:value-type="string" calcext:value-type="string">
            <text:p>Tzeitel (Lauren Busa), Hodel (Katie Giannokopoulos), Golde (Karin Harvey-Olsen), Bielke (Emma Melanson), Shprintze (Hadley Harr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6.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Shprintze, Bielke, Hodel OFF</text:p>
          </table:table-cell>
          <table:table-cell table:style-name="ce2" office:value-type="string" calcext:value-type="string">
            <text:p>"Go too."</text:p>
          </table:table-cell>
          <table:table-cell table:style-name="ce2"/>
          <table:table-cell table:style-name="ce2" office:value-type="string" calcext:value-type="string">
            <text:p>Hodel (Katie Giannokopoulos), Bielke (Emma Melanson), Shprintze (Hadley Harris)</text:p>
          </table:table-cell>
          <table:table-cell table:style-name="ce2" office:value-type="string" calcext:value-type="string">
            <text:p>Tzeitel (Lauren Busa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Tzeitel OFF, Yente ON</text:p>
          </table:table-cell>
          <table:table-cell table:style-name="ce2" office:value-type="string" calcext:value-type="string">
            <text:p>"...the Evil Eye? Inside."</text:p>
          </table:table-cell>
          <table:table-cell table:style-name="ce2" office:value-type="string" calcext:value-type="string">
            <text:p>Yente (Lucy Spencer)</text:p>
          </table:table-cell>
          <table:table-cell table:style-name="ce2" office:value-type="string" calcext:value-type="string">
            <text:p>Tzeitel (Lauren Busa)</text:p>
          </table:table-cell>
          <table:table-cell table:style-name="ce2" office:value-type="string" calcext:value-type="string">
            <text:p>Golde (Karin Harvey-Olsen), 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6.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Motel ON</text:p>
          </table:table-cell>
          <table:table-cell table:style-name="ce2" office:value-type="string" calcext:value-type="string">
            <text:p>"...better than nothing."</text:p>
          </table:table-cell>
          <table:table-cell table:style-name="ce2" office:value-type="string" calcext:value-type="string">
            <text:p>Motel (William Desharnais)</text:p>
          </table:table-cell>
          <table:table-cell table:style-name="ce2"/>
          <table:table-cell table:style-name="ce2" office:value-type="string" calcext:value-type="string">
            <text:p>Golde (Karin Harvey-Olsen), Motel (William Desharnais), 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6.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Tzeitel ON</text:p>
          </table:table-cell>
          <table:table-cell table:style-name="ce2" office:value-type="string" calcext:value-type="string">
            <text:p>"Later."</text:p>
          </table:table-cell>
          <table:table-cell table:style-name="ce2" office:value-type="string" calcext:value-type="string">
            <text:p>Tzeitel (Lauren Busa)</text:p>
          </table:table-cell>
          <table:table-cell table:style-name="ce2"/>
          <table:table-cell table:style-name="ce2" office:value-type="string" calcext:value-type="string">
            <text:p>Tzeitel (Lauren Busa), Golde (Karin Harvey-Olsen), Motel (William Desharnais), 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Tzeitel OFF</text:p>
          </table:table-cell>
          <table:table-cell table:style-name="ce2" office:value-type="string" calcext:value-type="string">
            <text:p>"Finish what you were doing."</text:p>
          </table:table-cell>
          <table:table-cell table:style-name="ce2"/>
          <table:table-cell table:style-name="ce2" office:value-type="string" calcext:value-type="string">
            <text:p>Tzeitel (Lauren Busa)</text:p>
          </table:table-cell>
          <table:table-cell table:style-name="ce2" office:value-type="string" calcext:value-type="string">
            <text:p>Golde (Karin Harvey-Olsen), Motel (William Desharnais), 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Motel OFF</text:p>
          </table:table-cell>
          <table:table-cell table:style-name="ce2" office:value-type="string" calcext:value-type="string">
            <text:p>Motel's Exit</text:p>
          </table:table-cell>
          <table:table-cell table:style-name="ce2"/>
          <table:table-cell table:style-name="ce2" office:value-type="string" calcext:value-type="string">
            <text:p>Motel (William Desharnais)</text:p>
          </table:table-cell>
          <table:table-cell table:style-name="ce2" office:value-type="string" calcext:value-type="string">
            <text:p>Golde (Karin Harvey-Olsen), 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Yente OFF, Tzeitel ON</text:p>
          </table:table-cell>
          <table:table-cell table:style-name="ce2" office:value-type="string" calcext:value-type="string">
            <text:p>Yente's Exit</text:p>
          </table:table-cell>
          <table:table-cell table:style-name="ce2" office:value-type="string" calcext:value-type="string">
            <text:p>Tzeitel (Lauren Busa)</text:p>
          </table:table-cell>
          <table:table-cell table:style-name="ce2" office:value-type="string" calcext:value-type="string">
            <text:p>Yente (Lucy Spencer)</text:p>
          </table:table-cell>
          <table:table-cell table:style-name="ce2" office:value-type="string" calcext:value-type="string">
            <text:p>Tzeitel (Lauren Busa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8.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Gol OFF, Hod, Chava ON</text:p>
          </table:table-cell>
          <table:table-cell table:style-name="ce2" office:value-type="string" calcext:value-type="string">
            <text:p>Golde's exit</text:p>
          </table:table-cell>
          <table:table-cell table:style-name="ce2" office:value-type="string" calcext:value-type="string">
            <text:p>Hodel (Katie Giannokopoulos), Chava (Lindsey Murch)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 office:value-type="string" calcext:value-type="string">
            <text:p>Tzeitel (Lauren Busa), Hodel (Katie Giannokopoulos), Chava (Lindsey Murc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9.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Bielke, Shprintze ON</text:p>
          </table:table-cell>
          <table:table-cell table:style-name="ce2" office:value-type="string" calcext:value-type="string">
            <text:p>Matchmaker starts</text:p>
          </table:table-cell>
          <table:table-cell table:style-name="ce2" office:value-type="string" calcext:value-type="string">
            <text:p>Bielke (Emma Melanson), Shprintze (Hadley Harris)</text:p>
          </table:table-cell>
          <table:table-cell table:style-name="ce2"/>
          <table:table-cell table:style-name="ce2" office:value-type="string" calcext:value-type="string">
            <text:p>Tzeitel (Lauren Busa), Hodel (Katie Giannokopoulos), Bielke (Emma Melanson), Shprintze (Hadley Harris), Chava (Lindsey Murc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Sisters OFF</text:p>
          </table:table-cell>
          <table:table-cell table:style-name="ce2" office:value-type="string" calcext:value-type="string">
            <text:p>End of Matchmaker</text:p>
          </table:table-cell>
          <table:table-cell table:style-name="ce2"/>
          <table:table-cell table:style-name="ce2" office:value-type="string" calcext:value-type="string">
            <text:p>Tzeitel (Lauren Busa), Hodel (Katie Giannokopoulos), Bielke (Emma Melanson), Shprintze (Hadley Harris), Chava (Lindsey Murch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12.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Tevye ON</text:p>
          </table:table-cell>
          <table:table-cell table:style-name="ce2" office:value-type="string" calcext:value-type="string">
            <text:p>A1 S2 Lights up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/>
          <table:table-cell table:style-name="ce2" office:value-type="string" calcext:value-type="string">
            <text:p>Tevye (Patrick McCart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Golde ON</text:p>
          </table:table-cell>
          <table:table-cell table:style-name="ce2" office:value-type="string" calcext:value-type="string">
            <text:p>"...my friend, Tevye?"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/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12.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Golde OFF</text:p>
          </table:table-cell>
          <table:table-cell table:style-name="ce2" office:value-type="string" calcext:value-type="string">
            <text:p>Golde's exit</text:p>
          </table:table-cell>
          <table:table-cell table:style-name="ce2"/>
          <table:table-cell table:style-name="ce2" office:value-type="string" calcext:value-type="string">
            <text:p>Golde (Karin Harvey-Olsen)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14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Inn, Mend, Av ON</text:p>
          </table:table-cell>
          <table:table-cell table:style-name="ce2" office:value-type="string" calcext:value-type="string">
            <text:p>End of Rich Man</text:p>
          </table:table-cell>
          <table:table-cell table:style-name="ce2" office:value-type="string" calcext:value-type="string">
            <text:p>Mendel (Gabe Garcia), Innkeeper (Steve Kelley), Avram (Mel Bucklin)</text:p>
          </table:table-cell>
          <table:table-cell table:style-name="ce2"/>
          <table:table-cell table:style-name="ce2" office:value-type="string" calcext:value-type="string">
            <text:p>Tevye (Patrick McCarty), Mendel (Gabe Garcia), Innkeeper (Steve Kelley), Avram (Mel Buckli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16.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erchik ON</text:p>
          </table:table-cell>
          <table:table-cell table:style-name="ce2" office:value-type="string" calcext:value-type="string">
            <text:p>"Amen."</text:p>
          </table:table-cell>
          <table:table-cell table:style-name="ce2" office:value-type="string" calcext:value-type="string">
            <text:p>Perchik (Duncan McGrath)</text:p>
          </table:table-cell>
          <table:table-cell table:style-name="ce2"/>
          <table:table-cell table:style-name="ce2" office:value-type="string" calcext:value-type="string">
            <text:p>Tevye (Patrick McCarty), Mendel (Gabe Garcia), Perchik (Duncan McGrath), Innkeeper (Steve Kelley), Avram (Mel Buckli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Av, Inn OFF</text:p>
          </table:table-cell>
          <table:table-cell table:style-name="ce2" office:value-type="string" calcext:value-type="string">
            <text:p>Avram: "Good Sabbath, Tevye."</text:p>
          </table:table-cell>
          <table:table-cell table:style-name="ce2"/>
          <table:table-cell table:style-name="ce2" office:value-type="string" calcext:value-type="string">
            <text:p>Innkeeper (Steve Kelley), Avram (Mel Bucklin)</text:p>
          </table:table-cell>
          <table:table-cell table:style-name="ce2" office:value-type="string" calcext:value-type="string">
            <text:p>Tevye (Patrick McCarty), Mendel (Gabe Garcia), Perchik (Duncan McGra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19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Tev, Men, Per OFF</text:p>
          </table:table-cell>
          <table:table-cell table:style-name="ce2" office:value-type="string" calcext:value-type="string">
            <text:p>"...chicken. Good Sabbath."</text:p>
          </table:table-cell>
          <table:table-cell table:style-name="ce2"/>
          <table:table-cell table:style-name="ce2" office:value-type="string" calcext:value-type="string">
            <text:p>Tevye (Patrick McCarty), Mendel (Gabe Garcia), Perchik (Duncan McGrath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19.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3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Tev, Hod, Tz, Per ON</text:p>
          </table:table-cell>
          <table:table-cell table:style-name="ce2" office:value-type="string" calcext:value-type="string">
            <text:p>A1 S3 Lights Up</text:p>
          </table:table-cell>
          <table:table-cell table:style-name="ce2" office:value-type="string" calcext:value-type="string">
            <text:p>Tevye (Patrick McCarty), Tzeitel (Lauren Busa), Hodel (Katie Giannokopoulos), Perchik (Duncan McGrath)</text:p>
          </table:table-cell>
          <table:table-cell table:style-name="ce2"/>
          <table:table-cell table:style-name="ce2" office:value-type="string" calcext:value-type="string">
            <text:p>Tevye (Patrick McCarty), Tzeitel (Lauren Busa), Hodel (Katie Giannokopoulos), Perchik (Duncan McGra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20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3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Golde ON</text:p>
          </table:table-cell>
          <table:table-cell table:style-name="ce2" office:value-type="string" calcext:value-type="string">
            <text:p>"..Motel Kamzoil and he is..."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/>
          <table:table-cell table:style-name="ce2" office:value-type="string" calcext:value-type="string">
            <text:p>Tevye (Patrick McCarty), Tzeitel (Lauren Busa), Hodel (Katie Giannokopoulos), Golde (Karin Harvey-Olsen), Perchik (Duncan McGra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20.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3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Per, Hod, Tz OFF</text:p>
          </table:table-cell>
          <table:table-cell table:style-name="ce2" office:value-type="string" calcext:value-type="string">
            <text:p>"Chava, you go too."</text:p>
          </table:table-cell>
          <table:table-cell table:style-name="ce2"/>
          <table:table-cell table:style-name="ce2" office:value-type="string" calcext:value-type="string">
            <text:p>Tzeitel (Lauren Busa), Hodel (Katie Giannokopoulos), Perchik (Duncan McGrath)</text:p>
          </table:table-cell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22.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3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Tev, Gol OFF, Tz, Mot ON</text:p>
          </table:table-cell>
          <table:table-cell table:style-name="ce2" office:value-type="string" calcext:value-type="string">
            <text:p>Tevye and Golde's exit</text:p>
          </table:table-cell>
          <table:table-cell table:style-name="ce2" office:value-type="string" calcext:value-type="string">
            <text:p>Tzeitel (Lauren Busa), Motel (William Desharnais)</text:p>
          </table:table-cell>
          <table:table-cell table:style-name="ce2" office:value-type="string" calcext:value-type="string">
            <text:p>Tevye (Patrick McCarty), Golde (Karin Harvey-Olsen)</text:p>
          </table:table-cell>
          <table:table-cell table:style-name="ce2" office:value-type="string" calcext:value-type="string">
            <text:p>Tzeitel (Lauren Busa), Motel (William Desharna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23.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3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Tevye ON</text:p>
          </table:table-cell>
          <table:table-cell table:style-name="ce2" office:value-type="string" calcext:value-type="string">
            <text:p>Tevye's Entrance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/>
          <table:table-cell table:style-name="ce2" office:value-type="string" calcext:value-type="string">
            <text:p>Tevye (Patrick McCarty), Tzeitel (Lauren Busa), Motel (William Desharna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23.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3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Tzeitel, Motel OFF, Golde ON</text:p>
          </table:table-cell>
          <table:table-cell table:style-name="ce2" office:value-type="string" calcext:value-type="string">
            <text:p>"Come children, come."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 office:value-type="string" calcext:value-type="string">
            <text:p>Tzeitel (Lauren Busa), Motel (William Desharnais)</text:p>
          </table:table-cell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24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Tevye, Golde OFF</text:p>
          </table:table-cell>
          <table:table-cell table:style-name="ce2" office:value-type="string" calcext:value-type="string">
            <text:p>End of Sabbath Prayer</text:p>
          </table:table-cell>
          <table:table-cell table:style-name="ce2"/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24.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Mend, Laz, Inn, Av ON</text:p>
          </table:table-cell>
          <table:table-cell table:style-name="ce2" office:value-type="string" calcext:value-type="string">
            <text:p>A1 S4 Lights up</text:p>
          </table:table-cell>
          <table:table-cell table:style-name="ce2" office:value-type="string" calcext:value-type="string">
            <text:p>Mendel (Gabe Garcia), Lazar Wolf (Jim O'Mara), Innkeeper (Steve Kelley), Avram (Mel Bucklin)</text:p>
          </table:table-cell>
          <table:table-cell table:style-name="ce2"/>
          <table:table-cell table:style-name="ce2" office:value-type="string" calcext:value-type="string">
            <text:p>Mendel (Gabe Garcia), Lazar Wolf (Jim O'Mara), Innkeeper (Steve Kelley), Avram (Mel Buckli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25.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Sasha, Fyedka, Russian ON</text:p>
          </table:table-cell>
          <table:table-cell table:style-name="ce2" office:value-type="string" calcext:value-type="string">
            <text:p>"..without you and your fee."</text:p>
          </table:table-cell>
          <table:table-cell table:style-name="ce2" office:value-type="string" calcext:value-type="string">
            <text:p>Fyedka (Luke Crory), Sasha (Ben Erdody), Russian (Crista Burrell)</text:p>
          </table:table-cell>
          <table:table-cell table:style-name="ce2"/>
          <table:table-cell table:style-name="ce2" office:value-type="string" calcext:value-type="string">
            <text:p>Mendel (Gabe Garcia), Lazar Wolf (Jim O'Mara), Innkeeper (Steve Kelley), Avram (Mel Bucklin), Fyedka (Luke Crory), Sasha (Ben Erdody), Russian (Crista Burrell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25.1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Tevye ON</text:p>
          </table:table-cell>
          <table:table-cell table:style-name="ce2" office:value-type="string" calcext:value-type="string">
            <text:p>Tevye's entrance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/>
          <table:table-cell table:style-name="ce2" office:value-type="string" calcext:value-type="string">
            <text:p>Tevye (Patrick McCarty), Mendel (Gabe Garcia), Lazar Wolf (Jim O'Mara), Innkeeper (Steve Kelley), Avram (Mel Bucklin), Fyedka (Luke Crory), Sasha (Ben Erdody), Russian (Crista Burrell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26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4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all but Tevye + Lazar OFF</text:p>
          </table:table-cell>
          <table:table-cell table:style-name="ce2" office:value-type="string" calcext:value-type="string">
            <text:p>"...doing here so early?"</text:p>
          </table:table-cell>
          <table:table-cell table:style-name="ce2"/>
          <table:table-cell table:style-name="ce2" office:value-type="string" calcext:value-type="string">
            <text:p>Mendel (Gabe Garcia), Innkeeper (Steve Kelley), Avram (Mel Bucklin), Fyedka (Luke Crory), Sasha (Ben Erdody), Russian (Crista Burrell)</text:p>
          </table:table-cell>
          <table:table-cell table:style-name="ce2" office:value-type="string" calcext:value-type="string">
            <text:p>Tevye (Patrick McCarty), Lazar Wolf (Jim O'Mara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30.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4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Mendel, Inkeeper ON</text:p>
          </table:table-cell>
          <table:table-cell table:style-name="ce2" office:value-type="string" calcext:value-type="string">
            <text:p>"Reb Mordcha."</text:p>
          </table:table-cell>
          <table:table-cell table:style-name="ce2" office:value-type="string" calcext:value-type="string">
            <text:p>Mendel (Gabe Garcia), Innkeeper (Steve Kelley)</text:p>
          </table:table-cell>
          <table:table-cell table:style-name="ce2"/>
          <table:table-cell table:style-name="ce2" office:value-type="string" calcext:value-type="string">
            <text:p>Tevye (Patrick McCarty), Mendel (Gabe Garcia), Lazar Wolf (Jim O'Mara), Innkeeper (Steve Kelle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31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endel, Inkeeper OFF</text:p>
          </table:table-cell>
          <table:table-cell table:style-name="ce2" office:value-type="string" calcext:value-type="string">
            <text:p>"I'm taking myself a bride."</text:p>
          </table:table-cell>
          <table:table-cell table:style-name="ce2"/>
          <table:table-cell table:style-name="ce2" office:value-type="string" calcext:value-type="string">
            <text:p>Mendel (Gabe Garcia), Innkeeper (Steve Kelley)</text:p>
          </table:table-cell>
          <table:table-cell table:style-name="ce2" office:value-type="string" calcext:value-type="string">
            <text:p>Tevye (Patrick McCarty), Lazar Wolf (Jim O'Mara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31.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Hanging Mics On</text:p>
          </table:table-cell>
          <table:table-cell table:style-name="ce2" office:value-type="string" calcext:value-type="string">
            <text:p>All say congratulations</text:p>
          </table:table-cell>
          <table:table-cell table:style-name="ce2" office:value-type="string" calcext:value-type="string">
            <text:p>Hanging Mics (Hanging Mics)</text:p>
          </table:table-cell>
          <table:table-cell table:style-name="ce2"/>
          <table:table-cell table:style-name="ce2" office:value-type="string" calcext:value-type="string">
            <text:p>Tevye (Patrick McCarty), Lazar Wolf (Jim O'Mara), Hanging Mics (Hanging Mic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.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Tevye, Lazar OFF</text:p>
          </table:table-cell>
          <table:table-cell table:style-name="ce2" office:value-type="string" calcext:value-type="string">
            <text:p>"My wife!"</text:p>
          </table:table-cell>
          <table:table-cell table:style-name="ce2"/>
          <table:table-cell table:style-name="ce2" office:value-type="string" calcext:value-type="string">
            <text:p>Tevye (Patrick McCarty), Lazar Wolf (Jim O'Mara)</text:p>
          </table:table-cell>
          <table:table-cell table:style-name="ce2" office:value-type="string" calcext:value-type="string">
            <text:p>Hanging Mics (Hanging Mic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32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Russian (TBD) ON</text:p>
          </table:table-cell>
          <table:table-cell table:style-name="ce2" office:value-type="string" calcext:value-type="string">
            <text:p>"Dai-dai-dai"'s</text:p>
          </table:table-cell>
          <table:table-cell table:style-name="ce2" table:number-columns-repeated="2"/>
          <table:table-cell table:style-name="ce2" office:value-type="string" calcext:value-type="string">
            <text:p>Hanging Mics (Hanging Mic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32.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Russian OFF, Tevye ON</text:p>
          </table:table-cell>
          <table:table-cell table:style-name="ce2" office:value-type="string" calcext:value-type="string">
            <text:p>End of Russians singing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/>
          <table:table-cell table:style-name="ce2" office:value-type="string" calcext:value-type="string">
            <text:p>Tevye (Patrick McCarty), Hanging Mics (Hanging Mic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32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Tevye OFF</text:p>
          </table:table-cell>
          <table:table-cell table:style-name="ce2" office:value-type="string" calcext:value-type="string">
            <text:p>Final "To Life!" as song ends</text:p>
          </table:table-cell>
          <table:table-cell table:style-name="ce2"/>
          <table:table-cell table:style-name="ce2" office:value-type="string" calcext:value-type="string">
            <text:p>Tevye (Patrick McCarty), Hanging Mics (Hanging Mics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32.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Tevye, Lazar ON</text:p>
          </table:table-cell>
          <table:table-cell table:style-name="ce2" office:value-type="string" calcext:value-type="string">
            <text:p>A1 S5 Lights Up</text:p>
          </table:table-cell>
          <table:table-cell table:style-name="ce2" office:value-type="string" calcext:value-type="string">
            <text:p>Tevye (Patrick McCarty), Lazar Wolf (Jim O'Mara)</text:p>
          </table:table-cell>
          <table:table-cell table:style-name="ce2"/>
          <table:table-cell table:style-name="ce2" office:value-type="string" calcext:value-type="string">
            <text:p>Tevye (Patrick McCarty), Lazar Wolf (Jim O'Mara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32.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Con, Fyed ON, Laz OFF</text:p>
          </table:table-cell>
          <table:table-cell table:style-name="ce2" office:value-type="string" calcext:value-type="string">
            <text:p>"...younger than myself"</text:p>
          </table:table-cell>
          <table:table-cell table:style-name="ce2" office:value-type="string" calcext:value-type="string">
            <text:p>Fyedka (Luke Crory), Constable (Jon Noble)</text:p>
          </table:table-cell>
          <table:table-cell table:style-name="ce2" office:value-type="string" calcext:value-type="string">
            <text:p>Lazar Wolf (Jim O'Mara)</text:p>
          </table:table-cell>
          <table:table-cell table:style-name="ce2" office:value-type="string" calcext:value-type="string">
            <text:p>Tevye (Patrick McCarty), Fyedka (Luke Crory), Constable (Jon Nobl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33.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Fyedka OFF</text:p>
          </table:table-cell>
          <table:table-cell table:style-name="ce2" office:value-type="string" calcext:value-type="string">
            <text:p>"...his oldest daughter."</text:p>
          </table:table-cell>
          <table:table-cell table:style-name="ce2"/>
          <table:table-cell table:style-name="ce2" office:value-type="string" calcext:value-type="string">
            <text:p>Fyedka (Luke Crory)</text:p>
          </table:table-cell>
          <table:table-cell table:style-name="ce2" office:value-type="string" calcext:value-type="string">
            <text:p>Tevye (Patrick McCarty), Constable (Jon Nobl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34.1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Constable OFF</text:p>
          </table:table-cell>
          <table:table-cell table:style-name="ce2" office:value-type="string" calcext:value-type="string">
            <text:p>"..your honor. Goodbye."</text:p>
          </table:table-cell>
          <table:table-cell table:style-name="ce2"/>
          <table:table-cell table:style-name="ce2" office:value-type="string" calcext:value-type="string">
            <text:p>Constable (Jon Noble)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34.1B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Tevye OFF</text:p>
          </table:table-cell>
          <table:table-cell table:style-name="ce2" office:value-type="string" calcext:value-type="string">
            <text:p>"...my Tzeitel. L'chaim."</text:p>
          </table:table-cell>
          <table:table-cell table:style-name="ce2"/>
          <table:table-cell table:style-name="ce2" office:value-type="string" calcext:value-type="string">
            <text:p>Tevye (Patrick McCarty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34.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er, Shpr, Biel ON</text:p>
          </table:table-cell>
          <table:table-cell table:style-name="ce2" office:value-type="string" calcext:value-type="string">
            <text:p>A1 S6 Lights Up</text:p>
          </table:table-cell>
          <table:table-cell table:style-name="ce2" office:value-type="string" calcext:value-type="string">
            <text:p>Perchik (Duncan McGrath), Bielke (Emma Melanson), Shprintze (Hadley Harris)</text:p>
          </table:table-cell>
          <table:table-cell table:style-name="ce2"/>
          <table:table-cell table:style-name="ce2" office:value-type="string" calcext:value-type="string">
            <text:p>Perchik (Duncan McGrath), Bielke (Emma Melanson), Shprintze (Hadley Harr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34.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Golde, Hodel ON</text:p>
          </table:table-cell>
          <table:table-cell table:style-name="ce2" office:value-type="string" calcext:value-type="string">
            <text:p>"Good, now..."</text:p>
          </table:table-cell>
          <table:table-cell table:style-name="ce2" office:value-type="string" calcext:value-type="string">
            <text:p>Hodel (Katie Giannokopoulos), Golde (Karin Harvey-Olsen)</text:p>
          </table:table-cell>
          <table:table-cell table:style-name="ce2"/>
          <table:table-cell table:style-name="ce2" office:value-type="string" calcext:value-type="string">
            <text:p>Hodel (Katie Giannokopoulos), Golde (Karin Harvey-Olsen), Perchik (Duncan McGrath), Bielke (Emma Melanson), Shprintze (Hadley Harr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35.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Gol, Shpr, Biel OFF</text:p>
          </table:table-cell>
          <table:table-cell table:style-name="ce2" office:value-type="string" calcext:value-type="string">
            <text:p>"...and clean the barn."</text:p>
          </table:table-cell>
          <table:table-cell table:style-name="ce2"/>
          <table:table-cell table:style-name="ce2" office:value-type="string" calcext:value-type="string">
            <text:p>Golde (Karin Harvey-Olsen), Bielke (Emma Melanson), Shprintze (Hadley Harris)</text:p>
          </table:table-cell>
          <table:table-cell table:style-name="ce2" office:value-type="string" calcext:value-type="string">
            <text:p>Hodel (Katie Giannokopoulos), Perchik (Duncan McGra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36.1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Tevye ON</text:p>
          </table:table-cell>
          <table:table-cell table:style-name="ce2" office:value-type="string" calcext:value-type="string">
            <text:p>Perchik: "Good day!"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/>
          <table:table-cell table:style-name="ce2" office:value-type="string" calcext:value-type="string">
            <text:p>Tevye (Patrick McCarty), Hodel (Katie Giannokopoulos), Perchik (Duncan McGra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37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Hodel OFF</text:p>
          </table:table-cell>
          <table:table-cell table:style-name="ce2" office:value-type="string" calcext:value-type="string">
            <text:p>"Call her out."</text:p>
          </table:table-cell>
          <table:table-cell table:style-name="ce2"/>
          <table:table-cell table:style-name="ce2" office:value-type="string" calcext:value-type="string">
            <text:p>Hodel (Katie Giannokopoulos)</text:p>
          </table:table-cell>
          <table:table-cell table:style-name="ce2" office:value-type="string" calcext:value-type="string">
            <text:p>Tevye (Patrick McCarty), Perchik (Duncan McGra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37.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Golde ON</text:p>
          </table:table-cell>
          <table:table-cell table:style-name="ce2" office:value-type="string" calcext:value-type="string">
            <text:p>Golde's entrance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/>
          <table:table-cell table:style-name="ce2" office:value-type="string" calcext:value-type="string">
            <text:p>Tevye (Patrick McCarty), Golde (Karin Harvey-Olsen), Perchik (Duncan McGra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37.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Golde, Hodel, Chava ON</text:p>
          </table:table-cell>
          <table:table-cell table:style-name="ce2" office:value-type="string" calcext:value-type="string">
            <text:p>"You can die from such a man!"</text:p>
          </table:table-cell>
          <table:table-cell table:style-name="ce2" office:value-type="string" calcext:value-type="string">
            <text:p>Tzeitel (Lauren Busa), Hodel (Katie Giannokopoulos), Chava (Lindsey Murch)</text:p>
          </table:table-cell>
          <table:table-cell table:style-name="ce2"/>
          <table:table-cell table:style-name="ce2" office:value-type="string" calcext:value-type="string">
            <text:p>Tevye (Patrick McCarty), Tzeitel (Lauren Busa), Hodel (Katie Giannokopoulos), Golde (Karin Harvey-Olsen), Perchik (Duncan McGrath), Chava (Lindsey Murc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38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Gold OFF</text:p>
          </table:table-cell>
          <table:table-cell table:style-name="ce2" office:value-type="string" calcext:value-type="string">
            <text:p>"My Tzeitel, a bride!"</text:p>
          </table:table-cell>
          <table:table-cell table:style-name="ce2"/>
          <table:table-cell table:style-name="ce2" office:value-type="string" calcext:value-type="string">
            <text:p>Golde (Karin Harvey-Olsen)</text:p>
          </table:table-cell>
          <table:table-cell table:style-name="ce2" office:value-type="string" calcext:value-type="string">
            <text:p>Tevye (Patrick McCarty), Tzeitel (Lauren Busa), Hodel (Katie Giannokopoulos), Perchik (Duncan McGrath), Chava (Lindsey Murc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38.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Hodel, Chava OFF</text:p>
          </table:table-cell>
          <table:table-cell table:style-name="ce2" office:value-type="string" calcext:value-type="string">
            <text:p>"Mazeltov, Tzeitel."</text:p>
          </table:table-cell>
          <table:table-cell table:style-name="ce2"/>
          <table:table-cell table:style-name="ce2" office:value-type="string" calcext:value-type="string">
            <text:p>Hodel (Katie Giannokopoulos), Chava (Lindsey Murch)</text:p>
          </table:table-cell>
          <table:table-cell table:style-name="ce2" office:value-type="string" calcext:value-type="string">
            <text:p>Tevye (Patrick McCarty), Tzeitel (Lauren Busa), Perchik (Duncan McGra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39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Perchik OFF</text:p>
          </table:table-cell>
          <table:table-cell table:style-name="ce2" office:value-type="string" calcext:value-type="string">
            <text:p>"I see. I see very well."</text:p>
          </table:table-cell>
          <table:table-cell table:style-name="ce2"/>
          <table:table-cell table:style-name="ce2" office:value-type="string" calcext:value-type="string">
            <text:p>Perchik (Duncan McGrath)</text:p>
          </table:table-cell>
          <table:table-cell table:style-name="ce2" office:value-type="string" calcext:value-type="string">
            <text:p>Tevye (Patrick McCarty), Tzeitel (Lauren Busa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39.1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Motel ON</text:p>
          </table:table-cell>
          <table:table-cell table:style-name="ce2" office:value-type="string" calcext:value-type="string">
            <text:p>"..after all our hard work."</text:p>
          </table:table-cell>
          <table:table-cell table:style-name="ce2" office:value-type="string" calcext:value-type="string">
            <text:p>Motel (William Desharnais)</text:p>
          </table:table-cell>
          <table:table-cell table:style-name="ce2"/>
          <table:table-cell table:style-name="ce2" office:value-type="string" calcext:value-type="string">
            <text:p>Tevye (Patrick McCarty), Tzeitel (Lauren Busa), Motel (William Desharna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44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Tevye OFF</text:p>
          </table:table-cell>
          <table:table-cell table:style-name="ce2" office:value-type="string" calcext:value-type="string">
            <text:p>"Help!"</text:p>
          </table:table-cell>
          <table:table-cell table:style-name="ce2"/>
          <table:table-cell table:style-name="ce2" office:value-type="string" calcext:value-type="string">
            <text:p>Tevye (Patrick McCarty)</text:p>
          </table:table-cell>
          <table:table-cell table:style-name="ce2" office:value-type="string" calcext:value-type="string">
            <text:p>Tzeitel (Lauren Busa), Motel (William Desharna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44.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Tzeitel OFF</text:p>
          </table:table-cell>
          <table:table-cell table:style-name="ce2" office:value-type="string" calcext:value-type="string">
            <text:p>Start of Miracle or Miracles</text:p>
          </table:table-cell>
          <table:table-cell table:style-name="ce2"/>
          <table:table-cell table:style-name="ce2" office:value-type="string" calcext:value-type="string">
            <text:p>Tzeitel (Lauren Busa)</text:p>
          </table:table-cell>
          <table:table-cell table:style-name="ce2" office:value-type="string" calcext:value-type="string">
            <text:p>Motel (William Desharna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45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Motel OFF</text:p>
          </table:table-cell>
          <table:table-cell table:style-name="ce2" office:value-type="string" calcext:value-type="string">
            <text:p>End of Miracle of Miracles</text:p>
          </table:table-cell>
          <table:table-cell table:style-name="ce2"/>
          <table:table-cell table:style-name="ce2" office:value-type="string" calcext:value-type="string">
            <text:p>Motel (William Desharnais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45.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Tevye, Golde ON</text:p>
          </table:table-cell>
          <table:table-cell table:style-name="ce2" office:value-type="string" calcext:value-type="string">
            <text:p>A1 S7 Lights Up</text:p>
          </table:table-cell>
          <table:table-cell table:style-name="ce2" office:value-type="string" calcext:value-type="string">
            <text:p>Tevye (Patrick McCarty), Golde (Karin Harvey-Olsen)</text:p>
          </table:table-cell>
          <table:table-cell table:style-name="ce2"/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46.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Grandma, Rabbi ON</text:p>
          </table:table-cell>
          <table:table-cell table:style-name="ce2" office:value-type="string" calcext:value-type="string">
            <text:p>"She said to me..."</text:p>
          </table:table-cell>
          <table:table-cell table:style-name="ce2" office:value-type="string" calcext:value-type="string">
            <text:p>Rabbi (Russell Arrowsmith), Grandma Tzeitel (Patty Helbig)</text:p>
          </table:table-cell>
          <table:table-cell table:style-name="ce2"/>
          <table:table-cell table:style-name="ce2" office:value-type="string" calcext:value-type="string">
            <text:p>Tevye (Patrick McCarty), Golde (Karin Harvey-Olsen), Rabbi (Russell Arrowsmith), Grandma Tzeitel (Patty Helbig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47.1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Rabbi OFF</text:p>
          </table:table-cell>
          <table:table-cell table:style-name="ce2" office:value-type="string" calcext:value-type="string">
            <text:p>"She must've heard wrong."</text:p>
          </table:table-cell>
          <table:table-cell table:style-name="ce2"/>
          <table:table-cell table:style-name="ce2" office:value-type="string" calcext:value-type="string">
            <text:p>Rabbi (Russell Arrowsmith)</text:p>
          </table:table-cell>
          <table:table-cell table:style-name="ce2" office:value-type="string" calcext:value-type="string">
            <text:p>Tevye (Patrick McCarty), Golde (Karin Harvey-Olsen), Grandma Tzeitel (Patty Helbig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48.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Gol, Gma OFF Hanging mics ON</text:p>
          </table:table-cell>
          <table:table-cell table:style-name="ce2" office:value-type="string" calcext:value-type="string">
            <text:p>"That's your headache too."</text:p>
          </table:table-cell>
          <table:table-cell table:style-name="ce2" office:value-type="string" calcext:value-type="string">
            <text:p>Hanging Mics (Hanging Mics)</text:p>
          </table:table-cell>
          <table:table-cell table:style-name="ce2" office:value-type="string" calcext:value-type="string">
            <text:p>Golde (Karin Harvey-Olsen), Grandma Tzeitel (Patty Helbig)</text:p>
          </table:table-cell>
          <table:table-cell table:style-name="ce2" office:value-type="string" calcext:value-type="string">
            <text:p>Tevye (Patrick McCarty), Hanging Mics (Hanging Mic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49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Fruma ON, Hang mics OFF</text:p>
          </table:table-cell>
          <table:table-cell table:style-name="ce2" office:value-type="string" calcext:value-type="string">
            <text:p>Fruma Sarah's Entrance</text:p>
          </table:table-cell>
          <table:table-cell table:style-name="ce2" office:value-type="string" calcext:value-type="string">
            <text:p>Fruma Sarah (Laura Majore)</text:p>
          </table:table-cell>
          <table:table-cell table:style-name="ce2" office:value-type="string" calcext:value-type="string">
            <text:p>Hanging Mics (Hanging Mics)</text:p>
          </table:table-cell>
          <table:table-cell table:style-name="ce2" office:value-type="string" calcext:value-type="string">
            <text:p>Tevye (Patrick McCarty), Fruma Sarah (Laura Major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51.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Fruma OFF, Golde ON</text:p>
          </table:table-cell>
          <table:table-cell table:style-name="ce2" office:value-type="string" calcext:value-type="string">
            <text:p>End of Fruma's last solo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 office:value-type="string" calcext:value-type="string">
            <text:p>Fruma Sarah (Laura Majore)</text:p>
          </table:table-cell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52.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Tevye, Golde OFF</text:p>
          </table:table-cell>
          <table:table-cell table:style-name="ce2" office:value-type="string" calcext:value-type="string">
            <text:p>End of song</text:p>
          </table:table-cell>
          <table:table-cell table:style-name="ce2"/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52.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Mend, Deb, Libby ON</text:p>
          </table:table-cell>
          <table:table-cell table:style-name="ce2" office:value-type="string" calcext:value-type="string">
            <text:p>A1 Sc8 Lights up</text:p>
          </table:table-cell>
          <table:table-cell table:style-name="ce2" office:value-type="string" calcext:value-type="string">
            <text:p>Mendel (Gabe Garcia), Deb (Deb Curran), Libby (Libby St. Jean)</text:p>
          </table:table-cell>
          <table:table-cell table:style-name="ce2"/>
          <table:table-cell table:style-name="ce2" office:value-type="string" calcext:value-type="string">
            <text:p>Mendel (Gabe Garcia), Deb (Deb Curran), Libby (Libby St. Jea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53.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Mend, Lib, Deb OFF, Av, Inn ON</text:p>
          </table:table-cell>
          <table:table-cell table:style-name="ce2" office:value-type="string" calcext:value-type="string">
            <text:p>All say "Mazeltov"</text:p>
          </table:table-cell>
          <table:table-cell table:style-name="ce2" office:value-type="string" calcext:value-type="string">
            <text:p>Innkeeper (Steve Kelley), Avram (Mel Bucklin)</text:p>
          </table:table-cell>
          <table:table-cell table:style-name="ce2" office:value-type="string" calcext:value-type="string">
            <text:p>Mendel (Gabe Garcia), Deb (Deb Curran), Libby (Libby St. Jean)</text:p>
          </table:table-cell>
          <table:table-cell table:style-name="ce2" office:value-type="string" calcext:value-type="string">
            <text:p>Innkeeper (Steve Kelley), Avram (Mel Buckli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53.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Inn, Av OFF, Patti, Sha ON</text:p>
          </table:table-cell>
          <table:table-cell table:style-name="ce2" office:value-type="string" calcext:value-type="string">
            <text:p>Inkeeper: "Mazeltov, Motel"</text:p>
          </table:table-cell>
          <table:table-cell table:style-name="ce2" office:value-type="string" calcext:value-type="string">
            <text:p>Patti (Patti O'Mara), Shaindel (Karen Hammes)</text:p>
          </table:table-cell>
          <table:table-cell table:style-name="ce2" office:value-type="string" calcext:value-type="string">
            <text:p>Innkeeper (Steve Kelley), Avram (Mel Bucklin)</text:p>
          </table:table-cell>
          <table:table-cell table:style-name="ce2" office:value-type="string" calcext:value-type="string">
            <text:p>Patti (Patti O'Mara), Shaindel (Karen Hamme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53.1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Women OFF, Mot, Yus ON</text:p>
          </table:table-cell>
          <table:table-cell table:style-name="ce2" office:value-type="string" calcext:value-type="string">
            <text:p>"Excuse me Shaindel, Mazeltov"</text:p>
          </table:table-cell>
          <table:table-cell table:style-name="ce2" office:value-type="string" calcext:value-type="string">
            <text:p>Motel (William Desharnais), Yussel (Ally LaManna)</text:p>
          </table:table-cell>
          <table:table-cell table:style-name="ce2" office:value-type="string" calcext:value-type="string">
            <text:p>Patti (Patti O'Mara), Shaindel (Karen Hammes)</text:p>
          </table:table-cell>
          <table:table-cell table:style-name="ce2" office:value-type="string" calcext:value-type="string">
            <text:p>Motel (William Desharnais), Yussel (Ally LaManna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54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Chava ON</text:p>
          </table:table-cell>
          <table:table-cell table:style-name="ce2" office:value-type="string" calcext:value-type="string">
            <text:p>"I'll be back soon"</text:p>
          </table:table-cell>
          <table:table-cell table:style-name="ce2" office:value-type="string" calcext:value-type="string">
            <text:p>Chava (Lindsey Murch)</text:p>
          </table:table-cell>
          <table:table-cell table:style-name="ce2"/>
          <table:table-cell table:style-name="ce2" office:value-type="string" calcext:value-type="string">
            <text:p>Motel (William Desharnais), Chava (Lindsey Murch), Yussel (Ally LaManna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54.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Motel, Yussel OFF</text:p>
          </table:table-cell>
          <table:table-cell table:style-name="ce2" office:value-type="string" calcext:value-type="string">
            <text:p>"Come Motel, I'll show you."</text:p>
          </table:table-cell>
          <table:table-cell table:style-name="ce2"/>
          <table:table-cell table:style-name="ce2" office:value-type="string" calcext:value-type="string">
            <text:p>Motel (William Desharnais), Yussel (Ally LaManna)</text:p>
          </table:table-cell>
          <table:table-cell table:style-name="ce2" office:value-type="string" calcext:value-type="string">
            <text:p>Chava (Lindsey Murc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54.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Fyedka, Sasha, Russian ON</text:p>
          </table:table-cell>
          <table:table-cell table:style-name="ce2" office:value-type="string" calcext:value-type="string">
            <text:p>Russians entrance</text:p>
          </table:table-cell>
          <table:table-cell table:style-name="ce2" office:value-type="string" calcext:value-type="string">
            <text:p>Fyedka (Luke Crory), Sasha (Ben Erdody), Russian (Crista Burrell)</text:p>
          </table:table-cell>
          <table:table-cell table:style-name="ce2"/>
          <table:table-cell table:style-name="ce2" office:value-type="string" calcext:value-type="string">
            <text:p>Chava (Lindsey Murch), Fyedka (Luke Crory), Sasha (Ben Erdody), Russian (Crista Burrell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55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Russian, Sasha OFF</text:p>
          </table:table-cell>
          <table:table-cell table:style-name="ce2" office:value-type="string" calcext:value-type="string">
            <text:p>"I said goodbye!"</text:p>
          </table:table-cell>
          <table:table-cell table:style-name="ce2"/>
          <table:table-cell table:style-name="ce2" office:value-type="string" calcext:value-type="string">
            <text:p>Sasha (Ben Erdody), Russian (Crista Burrell)</text:p>
          </table:table-cell>
          <table:table-cell table:style-name="ce2" office:value-type="string" calcext:value-type="string">
            <text:p>Chava (Lindsey Murch), Fyedka (Luke Cror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56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Motel ON</text:p>
          </table:table-cell>
          <table:table-cell table:style-name="ce2" office:value-type="string" calcext:value-type="string">
            <text:p>"..turn out quite pleasant."</text:p>
          </table:table-cell>
          <table:table-cell table:style-name="ce2" office:value-type="string" calcext:value-type="string">
            <text:p>Motel (William Desharnais)</text:p>
          </table:table-cell>
          <table:table-cell table:style-name="ce2"/>
          <table:table-cell table:style-name="ce2" office:value-type="string" calcext:value-type="string">
            <text:p>Motel (William Desharnais), Chava (Lindsey Murch), Fyedka (Luke Cror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57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9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Motel, Chava, Fyedka OFF</text:p>
          </table:table-cell>
          <table:table-cell table:style-name="ce2" office:value-type="string" calcext:value-type="string">
            <text:p>"Good day, Fyedka."</text:p>
          </table:table-cell>
          <table:table-cell table:style-name="ce2"/>
          <table:table-cell table:style-name="ce2" office:value-type="string" calcext:value-type="string">
            <text:p>Motel (William Desharnais), Chava (Lindsey Murch), Fyedka (Luke Crory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57.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9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Golde, Tevye ON</text:p>
          </table:table-cell>
          <table:table-cell table:style-name="ce2" office:value-type="string" calcext:value-type="string">
            <text:p>Sunrise, Sunset starts</text:p>
          </table:table-cell>
          <table:table-cell table:style-name="ce2" office:value-type="string" calcext:value-type="string">
            <text:p>Tevye (Patrick McCarty), Golde (Karin Harvey-Olsen)</text:p>
          </table:table-cell>
          <table:table-cell table:style-name="ce2"/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58.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9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Hanging mics ON</text:p>
          </table:table-cell>
          <table:table-cell table:style-name="ce2" office:value-type="string" calcext:value-type="string">
            <text:p>"...when they were small?"</text:p>
          </table:table-cell>
          <table:table-cell table:style-name="ce2" office:value-type="string" calcext:value-type="string">
            <text:p>Hanging Mics (Hanging Mics)</text:p>
          </table:table-cell>
          <table:table-cell table:style-name="ce2"/>
          <table:table-cell table:style-name="ce2" office:value-type="string" calcext:value-type="string">
            <text:p>Tevye (Patrick McCarty), Golde (Karin Harvey-Olsen), Hanging Mics (Hanging Mic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58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9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Hodel, Perchik ON</text:p>
          </table:table-cell>
          <table:table-cell table:style-name="ce2" office:value-type="string" calcext:value-type="string">
            <text:p>"from one another, day by day"</text:p>
          </table:table-cell>
          <table:table-cell table:style-name="ce2" office:value-type="string" calcext:value-type="string">
            <text:p>Hodel (Katie Giannokopoulos), Perchik (Duncan McGrath)</text:p>
          </table:table-cell>
          <table:table-cell table:style-name="ce2"/>
          <table:table-cell table:style-name="ce2" office:value-type="string" calcext:value-type="string">
            <text:p>Tevye (Patrick McCarty), Hodel (Katie Giannokopoulos), Golde (Karin Harvey-Olsen), Perchik (Duncan McGrath), Hanging Mics (Hanging Mic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58.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<text:s/>9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All but hang mics off</text:p>
          </table:table-cell>
          <table:table-cell table:style-name="ce2" office:value-type="string" calcext:value-type="string">
            <text:p>"a canopy in store for me?"</text:p>
          </table:table-cell>
          <table:table-cell table:style-name="ce2"/>
          <table:table-cell table:style-name="ce2" office:value-type="string" calcext:value-type="string">
            <text:p>Tevye (Patrick McCarty), Hodel (Katie Giannokopoulos), Golde (Karin Harvey-Olsen), Perchik (Duncan McGrath)</text:p>
          </table:table-cell>
          <table:table-cell table:style-name="ce2" office:value-type="string" calcext:value-type="string">
            <text:p>Hanging Mics (Hanging Mic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59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Inn, Rab, Gol ON</text:p>
          </table:table-cell>
          <table:table-cell table:style-name="ce2" office:value-type="string" calcext:value-type="string">
            <text:p>MAZELTOV!</text:p>
          </table:table-cell>
          <table:table-cell table:style-name="ce2" office:value-type="string" calcext:value-type="string">
            <text:p>Golde (Karin Harvey-Olsen), Innkeeper (Steve Kelley), Rabbi (Russell Arrowsmith)</text:p>
          </table:table-cell>
          <table:table-cell table:style-name="ce2"/>
          <table:table-cell table:style-name="ce2" office:value-type="string" calcext:value-type="string">
            <text:p>Golde (Karin Harvey-Olsen), Innkeeper (Steve Kelley), Hanging Mics (Hanging Mics), Rabbi (Russell Arrowsmi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60.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Tev, Laz, Mend ON</text:p>
          </table:table-cell>
          <table:table-cell table:style-name="ce2" office:value-type="string" calcext:value-type="string">
            <text:p>"Come, Lazar Wolf."</text:p>
          </table:table-cell>
          <table:table-cell table:style-name="ce2" office:value-type="string" calcext:value-type="string">
            <text:p>Tevye (Patrick McCarty), Mendel (Gabe Garcia), Lazar Wolf (Jim O'Mara)</text:p>
          </table:table-cell>
          <table:table-cell table:style-name="ce2"/>
          <table:table-cell table:style-name="ce2" office:value-type="string" calcext:value-type="string">
            <text:p>Tevye (Patrick McCarty), Golde (Karin Harvey-Olsen), Mendel (Gabe Garcia), Lazar Wolf (Jim O'Mara), Innkeeper (Steve Kelley), Hanging Mics (Hanging Mics), Rabbi (Russell Arrowsmi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61.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Yente, Shaindel ON</text:p>
          </table:table-cell>
          <table:table-cell table:style-name="ce2"/>
          <table:table-cell table:style-name="ce2" office:value-type="string" calcext:value-type="string">
            <text:p>Yente (Lucy Spencer), Shaindel (Karen Hammes)</text:p>
          </table:table-cell>
          <table:table-cell table:style-name="ce2"/>
          <table:table-cell table:style-name="ce2" office:value-type="string" calcext:value-type="string">
            <text:p>Tevye (Patrick McCarty), Golde (Karin Harvey-Olsen), Mendel (Gabe Garcia), Lazar Wolf (Jim O'Mara), Innkeeper (Steve Kelley), Hanging Mics (Hanging Mics), Yente (Lucy Spencer), Rabbi (Russell Arrowsmith), Shaindel (Karen Hamme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62.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Perchik, Avram, Hodel ON</text:p>
          </table:table-cell>
          <table:table-cell table:style-name="ce2" office:value-type="string" calcext:value-type="string">
            <text:p>Perchik stands on chair</text:p>
          </table:table-cell>
          <table:table-cell table:style-name="ce2" office:value-type="string" calcext:value-type="string">
            <text:p>Hodel (Katie Giannokopoulos), Perchik (Duncan McGrath), Avram (Mel Bucklin)</text:p>
          </table:table-cell>
          <table:table-cell table:style-name="ce2" office:value-type="string" calcext:value-type="string">
            <text:p>Hanging Mics (Hanging Mics)</text:p>
          </table:table-cell>
          <table:table-cell table:style-name="ce2" office:value-type="string" calcext:value-type="string">
            <text:p>Tevye (Patrick McCarty), Hodel (Katie Giannokopoulos), Golde (Karin Harvey-Olsen), Mendel (Gabe Garcia), Perchik (Duncan McGrath), Lazar Wolf (Jim O'Mara), Innkeeper (Steve Kelley), Avram (Mel Bucklin), Yente (Lucy Spencer), Rabbi (Russell Arrowsmith), Shaindel (Karen Hamme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64.1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All but Shaindel OFF</text:p>
          </table:table-cell>
          <table:table-cell table:style-name="ce2" office:value-type="string" calcext:value-type="string">
            <text:p>"dance with my wife, Golde."</text:p>
          </table:table-cell>
          <table:table-cell table:style-name="ce2"/>
          <table:table-cell table:style-name="ce2" office:value-type="string" calcext:value-type="string">
            <text:p>Tevye (Patrick McCarty), Hodel (Katie Giannokopoulos), Golde (Karin Harvey-Olsen), Mendel (Gabe Garcia), Perchik (Duncan McGrath), Lazar Wolf (Jim O'Mara), Innkeeper (Steve Kelley), Avram (Mel Bucklin), Yente (Lucy Spencer), Rabbi (Russell Arrowsmith)</text:p>
          </table:table-cell>
          <table:table-cell table:style-name="ce2" office:value-type="string" calcext:value-type="string">
            <text:p>Shaindel (Karen Hamme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64.1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Shaindel OFF</text:p>
          </table:table-cell>
          <table:table-cell table:style-name="ce2" office:value-type="string" calcext:value-type="string">
            <text:p>"Motel!"</text:p>
          </table:table-cell>
          <table:table-cell table:style-name="ce2"/>
          <table:table-cell table:style-name="ce2" office:value-type="string" calcext:value-type="string">
            <text:p>Shaindel (Karen Hammes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64.1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Constable, Hodel ON</text:p>
          </table:table-cell>
          <table:table-cell table:style-name="ce2" office:value-type="string" calcext:value-type="string">
            <text:p>Constable enters</text:p>
          </table:table-cell>
          <table:table-cell table:style-name="ce2" office:value-type="string" calcext:value-type="string">
            <text:p>Hodel (Katie Giannokopoulos), Constable (Jon Noble)</text:p>
          </table:table-cell>
          <table:table-cell table:style-name="ce2"/>
          <table:table-cell table:style-name="ce2" office:value-type="string" calcext:value-type="string">
            <text:p>Hodel (Katie Giannokopoulos), Constable (Jon Nobl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65.3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Tevye ON, Hodel OFF</text:p>
          </table:table-cell>
          <table:table-cell table:style-name="ce2" office:value-type="string" calcext:value-type="string">
            <text:p>"You understand."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 office:value-type="string" calcext:value-type="string">
            <text:p>Hodel (Katie Giannokopoulos)</text:p>
          </table:table-cell>
          <table:table-cell table:style-name="ce2" office:value-type="string" calcext:value-type="string">
            <text:p>Tevye (Patrick McCarty), Constable (Jon Nobl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65.5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Constable OFF, Golde ON</text:p>
          </table:table-cell>
          <table:table-cell table:style-name="ce2" office:value-type="string" calcext:value-type="string">
            <text:p>Constable's exit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 office:value-type="string" calcext:value-type="string">
            <text:p>Constable (Jon Noble)</text:p>
          </table:table-cell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65.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Tev, Golde OFF</text:p>
          </table:table-cell>
          <table:table-cell table:style-name="ce2" office:value-type="string" calcext:value-type="string">
            <text:p>"Clean up. Clean up."</text:p>
          </table:table-cell>
          <table:table-cell table:style-name="ce2"/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67.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Tevye ON</text:p>
          </table:table-cell>
          <table:table-cell table:style-name="ce2" office:value-type="string" calcext:value-type="string">
            <text:p>A2 Prologue lights up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/>
          <table:table-cell table:style-name="ce2" office:value-type="string" calcext:value-type="string">
            <text:p>Tevye (Patrick McCart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67.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Tevye OFF, Hodel, Perchik ON</text:p>
          </table:table-cell>
          <table:table-cell table:style-name="ce2" office:value-type="string" calcext:value-type="string">
            <text:p>Tevye's Exit</text:p>
          </table:table-cell>
          <table:table-cell table:style-name="ce2" office:value-type="string" calcext:value-type="string">
            <text:p>Hodel (Katie Giannokopoulos), Perchik (Duncan McGrath)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 office:value-type="string" calcext:value-type="string">
            <text:p>Hodel (Katie Giannokopoulos), Perchik (Duncan McGra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70.1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Tevye ON</text:p>
          </table:table-cell>
          <table:table-cell table:style-name="ce2" office:value-type="string" calcext:value-type="string">
            <text:p>Tevye's entrance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/>
          <table:table-cell table:style-name="ce2" office:value-type="string" calcext:value-type="string">
            <text:p>Tevye (Patrick McCarty), Hodel (Katie Giannokopoulos), Perchik (Duncan McGra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73.7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1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Perchik, Hodel OFF, Golde ON</text:p>
          </table:table-cell>
          <table:table-cell table:style-name="ce2" office:value-type="string" calcext:value-type="string">
            <text:p>"I can handle my own wife."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 office:value-type="string" calcext:value-type="string">
            <text:p>Hodel (Katie Giannokopoulos), Perchik (Duncan McGrath)</text:p>
          </table:table-cell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76.5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Golde, Tevye OFF</text:p>
          </table:table-cell>
          <table:table-cell table:style-name="ce2" office:value-type="string" calcext:value-type="string">
            <text:p>End of "Do You Love Me"</text:p>
          </table:table-cell>
          <table:table-cell table:style-name="ce2"/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76.6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Kerri, Yente, Tzeitel ON</text:p>
          </table:table-cell>
          <table:table-cell table:style-name="ce2" office:value-type="string" calcext:value-type="string">
            <text:p>A2 S2 Lights up</text:p>
          </table:table-cell>
          <table:table-cell table:style-name="ce2" office:value-type="string" calcext:value-type="string">
            <text:p>Tzeitel (Lauren Busa), Yente (Lucy Spencer), Kerri (Kerri Goolsby)</text:p>
          </table:table-cell>
          <table:table-cell table:style-name="ce2"/>
          <table:table-cell table:style-name="ce2" office:value-type="string" calcext:value-type="string">
            <text:p>Tzeitel (Lauren Busa), Yente (Lucy Spencer), Kerri (Kerri Goolsb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04</text:p>
          </table:table-cell>
          <table:table-cell table:style-name="ce2" office:value-type="string" calcext:value-type="string">
            <text:p>77.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Kerri, Tzeitel OFF</text:p>
          </table:table-cell>
          <table:table-cell table:style-name="ce2" office:value-type="string" calcext:value-type="string">
            <text:p>"It happened to be open..."</text:p>
          </table:table-cell>
          <table:table-cell table:style-name="ce2"/>
          <table:table-cell table:style-name="ce2" office:value-type="string" calcext:value-type="string">
            <text:p>Tzeitel (Lauren Busa), Kerri (Kerri Goolsby)</text:p>
          </table:table-cell>
          <table:table-cell table:style-name="ce2" office:value-type="string" calcext:value-type="string">
            <text:p>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05</text:p>
          </table:table-cell>
          <table:table-cell table:style-name="ce2" office:value-type="string" calcext:value-type="string">
            <text:p>77.5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Yente OFF, Group 2 (TBD) ON</text:p>
          </table:table-cell>
          <table:table-cell table:style-name="ce2" office:value-type="string" calcext:value-type="string">
            <text:p>Yente: "Yes!" (lyric, Rumor)</text:p>
          </table:table-cell>
          <table:table-cell table:style-name="ce2"/>
          <table:table-cell table:style-name="ce2" office:value-type="string" calcext:value-type="string">
            <text:p>Yente (Lucy Spencer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106</text:p>
          </table:table-cell>
          <table:table-cell table:style-name="ce2" office:value-type="string" calcext:value-type="string">
            <text:p>78.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Group 2 (TBD) OFF, Mendel ON</text:p>
          </table:table-cell>
          <table:table-cell table:style-name="ce2" office:value-type="string" calcext:value-type="string">
            <text:p>"In Kiev!" (lyric, the Rumor)</text:p>
          </table:table-cell>
          <table:table-cell table:style-name="ce2" office:value-type="string" calcext:value-type="string">
            <text:p>Mendel (Gabe Garcia)</text:p>
          </table:table-cell>
          <table:table-cell table:style-name="ce2"/>
          <table:table-cell table:style-name="ce2" office:value-type="string" calcext:value-type="string">
            <text:p>Mendel (Gabe Garcia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78.8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2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Mendel OFF, Yente, Avram ON</text:p>
          </table:table-cell>
          <table:table-cell table:style-name="ce2" office:value-type="string" calcext:value-type="string">
            <text:p>"She didn't!" "She did!"</text:p>
          </table:table-cell>
          <table:table-cell table:style-name="ce2" office:value-type="string" calcext:value-type="string">
            <text:p>Avram (Mel Bucklin), Yente (Lucy Spencer)</text:p>
          </table:table-cell>
          <table:table-cell table:style-name="ce2" office:value-type="string" calcext:value-type="string">
            <text:p>Mendel (Gabe Garcia)</text:p>
          </table:table-cell>
          <table:table-cell table:style-name="ce2" office:value-type="string" calcext:value-type="string">
            <text:p>Avram (Mel Bucklin), 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08</text:p>
          </table:table-cell>
          <table:table-cell table:style-name="ce2" office:value-type="string" calcext:value-type="string">
            <text:p>79.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3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Yente, Avram OFF</text:p>
          </table:table-cell>
          <table:table-cell table:style-name="ce2" office:value-type="string" calcext:value-type="string">
            <text:p>End of The Rumor</text:p>
          </table:table-cell>
          <table:table-cell table:style-name="ce2"/>
          <table:table-cell table:style-name="ce2" office:value-type="string" calcext:value-type="string">
            <text:p>Avram (Mel Bucklin), Yente (Lucy Spencer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109</text:p>
          </table:table-cell>
          <table:table-cell table:style-name="ce2" office:value-type="string" calcext:value-type="string">
            <text:p>79.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3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Hodel, Tevye ON</text:p>
          </table:table-cell>
          <table:table-cell table:style-name="ce2" office:value-type="string" calcext:value-type="string">
            <text:p>A2 S3 Lights up</text:p>
          </table:table-cell>
          <table:table-cell table:style-name="ce2" office:value-type="string" calcext:value-type="string">
            <text:p>Tevye (Patrick McCarty), Hodel (Katie Giannokopoulos)</text:p>
          </table:table-cell>
          <table:table-cell table:style-name="ce2"/>
          <table:table-cell table:style-name="ce2" office:value-type="string" calcext:value-type="string">
            <text:p>Tevye (Patrick McCarty), Hodel (Katie Giannokopoulo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10</text:p>
          </table:table-cell>
          <table:table-cell table:style-name="ce2" office:value-type="string" calcext:value-type="string">
            <text:p>81.5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4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Hodel, Tevye OFF</text:p>
          </table:table-cell>
          <table:table-cell table:style-name="ce2" office:value-type="string" calcext:value-type="string">
            <text:p>Tevye exits end of scene</text:p>
          </table:table-cell>
          <table:table-cell table:style-name="ce2"/>
          <table:table-cell table:style-name="ce2" office:value-type="string" calcext:value-type="string">
            <text:p>Tevye (Patrick McCarty), Hodel (Katie Giannokopoulos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81.6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4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Av, Inn, Rab, Mend, Lib ON</text:p>
          </table:table-cell>
          <table:table-cell table:style-name="ce2" office:value-type="string" calcext:value-type="string">
            <text:p>A2 S4 Lights up</text:p>
          </table:table-cell>
          <table:table-cell table:style-name="ce2" office:value-type="string" calcext:value-type="string">
            <text:p>Mendel (Gabe Garcia), Innkeeper (Steve Kelley), Avram (Mel Bucklin), Rabbi (Russell Arrowsmith), Libby (Libby St. Jean)</text:p>
          </table:table-cell>
          <table:table-cell table:style-name="ce2"/>
          <table:table-cell table:style-name="ce2" office:value-type="string" calcext:value-type="string">
            <text:p>Mendel (Gabe Garcia), Innkeeper (Steve Kelley), Avram (Mel Bucklin), Rabbi (Russell Arrowsmith), Libby (Libby St. Jea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82.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Shaindel ON</text:p>
          </table:table-cell>
          <table:table-cell table:style-name="ce2" office:value-type="string" calcext:value-type="string">
            <text:p>"Where are you running?"</text:p>
          </table:table-cell>
          <table:table-cell table:style-name="ce2" office:value-type="string" calcext:value-type="string">
            <text:p>Shaindel (Karen Hammes)</text:p>
          </table:table-cell>
          <table:table-cell table:style-name="ce2"/>
          <table:table-cell table:style-name="ce2" office:value-type="string" calcext:value-type="string">
            <text:p>Mendel (Gabe Garcia), Innkeeper (Steve Kelley), Avram (Mel Bucklin), Rabbi (Russell Arrowsmith), Libby (Libby St. Jean), Shaindel (Karen Hamme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13</text:p>
          </table:table-cell>
          <table:table-cell table:style-name="ce2" office:value-type="string" calcext:value-type="string">
            <text:p>82.4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Men, Inn, Av, Rab, Lib, Sh OFF</text:p>
          </table:table-cell>
          <table:table-cell table:style-name="ce2" office:value-type="string" calcext:value-type="string">
            <text:p>End of scene 4 ("Mazeltov"s)</text:p>
          </table:table-cell>
          <table:table-cell table:style-name="ce2"/>
          <table:table-cell table:style-name="ce2" office:value-type="string" calcext:value-type="string">
            <text:p>Mendel (Gabe Garcia), Innkeeper (Steve Kelley), Avram (Mel Bucklin), Rabbi (Russell Arrowsmith), Libby (Libby St. Jean), Shaindel (Karen Hammes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114</text:p>
          </table:table-cell>
          <table:table-cell table:style-name="ce2" office:value-type="string" calcext:value-type="string">
            <text:p>82.5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Motel, Avram, Tzeitel, Inn ON</text:p>
          </table:table-cell>
          <table:table-cell table:style-name="ce2" office:value-type="string" calcext:value-type="string">
            <text:p>A2 S5 Lights up</text:p>
          </table:table-cell>
          <table:table-cell table:style-name="ce2" office:value-type="string" calcext:value-type="string">
            <text:p>Tzeitel (Lauren Busa), Motel (William Desharnais), Innkeeper (Steve Kelley), Avram (Mel Bucklin)</text:p>
          </table:table-cell>
          <table:table-cell table:style-name="ce2"/>
          <table:table-cell table:style-name="ce2" office:value-type="string" calcext:value-type="string">
            <text:p>Tzeitel (Lauren Busa), Motel (William Desharnais), Innkeeper (Steve Kelley), Avram (Mel Buckli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15</text:p>
          </table:table-cell>
          <table:table-cell table:style-name="ce2" office:value-type="string" calcext:value-type="string">
            <text:p>83.5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Rabbi ON</text:p>
          </table:table-cell>
          <table:table-cell table:style-name="ce2" office:value-type="string" calcext:value-type="string">
            <text:p>"The Rabbi, the Rabbi!"</text:p>
          </table:table-cell>
          <table:table-cell table:style-name="ce2" office:value-type="string" calcext:value-type="string">
            <text:p>Rabbi (Russell Arrowsmith)</text:p>
          </table:table-cell>
          <table:table-cell table:style-name="ce2"/>
          <table:table-cell table:style-name="ce2" office:value-type="string" calcext:value-type="string">
            <text:p>Tzeitel (Lauren Busa), Motel (William Desharnais), Innkeeper (Steve Kelley), Avram (Mel Bucklin), Rabbi (Russell Arrowsmit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83.10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Av, Rab, Inn OFF Golde ON</text:p>
          </table:table-cell>
          <table:table-cell table:style-name="ce2" office:value-type="string" calcext:value-type="string">
            <text:p>Ensemble exits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 office:value-type="string" calcext:value-type="string">
            <text:p>Innkeeper (Steve Kelley), Avram (Mel Bucklin), Rabbi (Russell Arrowsmith)</text:p>
          </table:table-cell>
          <table:table-cell table:style-name="ce2" office:value-type="string" calcext:value-type="string">
            <text:p>Tzeitel (Lauren Busa), Golde (Karin Harvey-Olsen), Motel (William Desharna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83.1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Fyedka ON</text:p>
          </table:table-cell>
          <table:table-cell table:style-name="ce2" office:value-type="string" calcext:value-type="string">
            <text:p>"He's wonderful, Mama."</text:p>
          </table:table-cell>
          <table:table-cell table:style-name="ce2" office:value-type="string" calcext:value-type="string">
            <text:p>Fyedka (Luke Crory)</text:p>
          </table:table-cell>
          <table:table-cell table:style-name="ce2"/>
          <table:table-cell table:style-name="ce2" office:value-type="string" calcext:value-type="string">
            <text:p>Tzeitel (Lauren Busa), Golde (Karin Harvey-Olsen), Motel (William Desharnais), Fyedka (Luke Cror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84.7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Fyedka OFF</text:p>
          </table:table-cell>
          <table:table-cell table:style-name="ce2" office:value-type="string" calcext:value-type="string">
            <text:p>"Good day." Fyedka exits</text:p>
          </table:table-cell>
          <table:table-cell table:style-name="ce2"/>
          <table:table-cell table:style-name="ce2" office:value-type="string" calcext:value-type="string">
            <text:p>Fyedka (Luke Crory)</text:p>
          </table:table-cell>
          <table:table-cell table:style-name="ce2" office:value-type="string" calcext:value-type="string">
            <text:p>Tzeitel (Lauren Busa), Golde (Karin Harvey-Olsen), Motel (William Desharna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19</text:p>
          </table:table-cell>
          <table:table-cell table:style-name="ce2" office:value-type="string" calcext:value-type="string">
            <text:p>84.10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Mot, Gol, Tz OFF Fyed, Ch ON</text:p>
          </table:table-cell>
          <table:table-cell table:style-name="ce2" office:value-type="string" calcext:value-type="string">
            <text:p>"..with your hand."</text:p>
          </table:table-cell>
          <table:table-cell table:style-name="ce2" office:value-type="string" calcext:value-type="string">
            <text:p>Chava (Lindsey Murch), Fyedka (Luke Crory)</text:p>
          </table:table-cell>
          <table:table-cell table:style-name="ce2" office:value-type="string" calcext:value-type="string">
            <text:p>Tzeitel (Lauren Busa), Golde (Karin Harvey-Olsen), Motel (William Desharnais)</text:p>
          </table:table-cell>
          <table:table-cell table:style-name="ce2" office:value-type="string" calcext:value-type="string">
            <text:p>Chava (Lindsey Murch), Fyedka (Luke Cror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85.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Tevye ON</text:p>
          </table:table-cell>
          <table:table-cell table:style-name="ce2" office:value-type="string" calcext:value-type="string">
            <text:p>Tevye's entrance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/>
          <table:table-cell table:style-name="ce2" office:value-type="string" calcext:value-type="string">
            <text:p>Tevye (Patrick McCarty), Chava (Lindsey Murch), Fyedka (Luke Cror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85.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Fyedka OFF</text:p>
          </table:table-cell>
          <table:table-cell table:style-name="ce2" office:value-type="string" calcext:value-type="string">
            <text:p>Fyedka: "Good day."</text:p>
          </table:table-cell>
          <table:table-cell table:style-name="ce2"/>
          <table:table-cell table:style-name="ce2" office:value-type="string" calcext:value-type="string">
            <text:p>Fyedka (Luke Crory)</text:p>
          </table:table-cell>
          <table:table-cell table:style-name="ce2" office:value-type="string" calcext:value-type="string">
            <text:p>Tevye (Patrick McCarty), Chava (Lindsey Murc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22</text:p>
          </table:table-cell>
          <table:table-cell table:style-name="ce2" office:value-type="string" calcext:value-type="string">
            <text:p>86.6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Chava OFF, Golde ON</text:p>
          </table:table-cell>
          <table:table-cell table:style-name="ce2" office:value-type="string" calcext:value-type="string">
            <text:p>"Yes Papa, I understand you."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 office:value-type="string" calcext:value-type="string">
            <text:p>Chava (Lindsey Murch)</text:p>
          </table:table-cell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86.1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5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Tevye, Golde OFF</text:p>
          </table:table-cell>
          <table:table-cell table:style-name="ce2" office:value-type="string" calcext:value-type="string">
            <text:p>"Now let's go home!"</text:p>
          </table:table-cell>
          <table:table-cell table:style-name="ce2"/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87.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Tevye ON</text:p>
          </table:table-cell>
          <table:table-cell table:style-name="ce2" office:value-type="string" calcext:value-type="string">
            <text:p>A2 S6 Lights up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/>
          <table:table-cell table:style-name="ce2" office:value-type="string" calcext:value-type="string">
            <text:p>Tevye (Patrick McCart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87.1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Golde ON</text:p>
          </table:table-cell>
          <table:table-cell table:style-name="ce2" office:value-type="string" calcext:value-type="string">
            <text:p>Golde enters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/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87.9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Golde OFF</text:p>
          </table:table-cell>
          <table:table-cell table:style-name="ce2" office:value-type="string" calcext:value-type="string">
            <text:p>"We will forget her. Go home."</text:p>
          </table:table-cell>
          <table:table-cell table:style-name="ce2"/>
          <table:table-cell table:style-name="ce2" office:value-type="string" calcext:value-type="string">
            <text:p>Golde (Karin Harvey-Olsen)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88.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Chava ON</text:p>
          </table:table-cell>
          <table:table-cell table:style-name="ce2" office:value-type="string" calcext:value-type="string">
            <text:p>End of Tevye's singing</text:p>
          </table:table-cell>
          <table:table-cell table:style-name="ce2" office:value-type="string" calcext:value-type="string">
            <text:p>Chava (Lindsey Murch)</text:p>
          </table:table-cell>
          <table:table-cell table:style-name="ce2"/>
          <table:table-cell table:style-name="ce2" office:value-type="string" calcext:value-type="string">
            <text:p>Tevye (Patrick McCarty), Chava (Lindsey Murc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.4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6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Tevye, Chava OFF</text:p>
          </table:table-cell>
          <table:table-cell table:style-name="ce2" office:value-type="string" calcext:value-type="string">
            <text:p>Ensemble sings "Tradition"</text:p>
          </table:table-cell>
          <table:table-cell table:style-name="ce2"/>
          <table:table-cell table:style-name="ce2" office:value-type="string" calcext:value-type="string">
            <text:p>Tevye (Patrick McCarty), Chava (Lindsey Murch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2" office:value-type="string" calcext:value-type="string">
            <text:p>89.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Yente, Golde ON</text:p>
          </table:table-cell>
          <table:table-cell table:style-name="ce2" office:value-type="string" calcext:value-type="string">
            <text:p>A2 S7 Lights up</text:p>
          </table:table-cell>
          <table:table-cell table:style-name="ce2" office:value-type="string" calcext:value-type="string">
            <text:p>Golde (Karin Harvey-Olsen), Yente (Lucy Spencer)</text:p>
          </table:table-cell>
          <table:table-cell table:style-name="ce2"/>
          <table:table-cell table:style-name="ce2" office:value-type="string" calcext:value-type="string">
            <text:p>Golde (Karin Harvey-Olsen), 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30</text:p>
          </table:table-cell>
          <table:table-cell table:style-name="ce2" office:value-type="string" calcext:value-type="string">
            <text:p>89.5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Av, Laz, Mend, Inn ON</text:p>
          </table:table-cell>
          <table:table-cell table:style-name="ce2" office:value-type="string" calcext:value-type="string">
            <text:p>"...take your pick."</text:p>
          </table:table-cell>
          <table:table-cell table:style-name="ce2" office:value-type="string" calcext:value-type="string">
            <text:p>Mendel (Gabe Garcia), Lazar Wolf (Jim O'Mara), Innkeeper (Steve Kelley), Avram (Mel Bucklin)</text:p>
          </table:table-cell>
          <table:table-cell table:style-name="ce2"/>
          <table:table-cell table:style-name="ce2" office:value-type="string" calcext:value-type="string">
            <text:p>Golde (Karin Harvey-Olsen), Mendel (Gabe Garcia), Lazar Wolf (Jim O'Mara), Innkeeper (Steve Kelley), Avram (Mel Bucklin), 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89.10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Tevye ON</text:p>
          </table:table-cell>
          <table:table-cell table:style-name="ce2" office:value-type="string" calcext:value-type="string">
            <text:p>Tevye's entrance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/>
          <table:table-cell table:style-name="ce2" office:value-type="string" calcext:value-type="string">
            <text:p>Tevye (Patrick McCarty), Golde (Karin Harvey-Olsen), Mendel (Gabe Garcia), Lazar Wolf (Jim O'Mara), Innkeeper (Steve Kelley), Avram (Mel Bucklin), 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90.4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Constable ON</text:p>
          </table:table-cell>
          <table:table-cell table:style-name="ce2" office:value-type="string" calcext:value-type="string">
            <text:p>Constable enters</text:p>
          </table:table-cell>
          <table:table-cell table:style-name="ce2" office:value-type="string" calcext:value-type="string">
            <text:p>Constable (Jon Noble)</text:p>
          </table:table-cell>
          <table:table-cell table:style-name="ce2"/>
          <table:table-cell table:style-name="ce2" office:value-type="string" calcext:value-type="string">
            <text:p>Tevye (Patrick McCarty), Golde (Karin Harvey-Olsen), Mendel (Gabe Garcia), Lazar Wolf (Jim O'Mara), Innkeeper (Steve Kelley), Avram (Mel Bucklin), Yente (Lucy Spencer), Constable (Jon Nobl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33</text:p>
          </table:table-cell>
          <table:table-cell table:style-name="ce2" office:value-type="string" calcext:value-type="string">
            <text:p>92.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Constable OFF, Robyn, Beg ON</text:p>
          </table:table-cell>
          <table:table-cell table:style-name="ce2" office:value-type="string" calcext:value-type="string">
            <text:p>Constable exits</text:p>
          </table:table-cell>
          <table:table-cell table:style-name="ce2" office:value-type="string" calcext:value-type="string">
            <text:p>Reb Nachum (Rich Sparks), Robyn (Robyn Holley)</text:p>
          </table:table-cell>
          <table:table-cell table:style-name="ce2" office:value-type="string" calcext:value-type="string">
            <text:p>Constable (Jon Noble)</text:p>
          </table:table-cell>
          <table:table-cell table:style-name="ce2" office:value-type="string" calcext:value-type="string">
            <text:p>Tevye (Patrick McCarty), Golde (Karin Harvey-Olsen), Mendel (Gabe Garcia), Lazar Wolf (Jim O'Mara), Innkeeper (Steve Kelley), Avram (Mel Bucklin), Yente (Lucy Spencer), Reb Nachum (Rich Sparks), Robyn (Robyn Holle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93.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Inn, Beg, Robyn OFF</text:p>
          </table:table-cell>
          <table:table-cell table:style-name="ce2" office:value-type="string" calcext:value-type="string">
            <text:p>Start of "Anatevka"</text:p>
          </table:table-cell>
          <table:table-cell table:style-name="ce2"/>
          <table:table-cell table:style-name="ce2" office:value-type="string" calcext:value-type="string">
            <text:p>Innkeeper (Steve Kelley), Reb Nachum (Rich Sparks), Robyn (Robyn Holley)</text:p>
          </table:table-cell>
          <table:table-cell table:style-name="ce2" office:value-type="string" calcext:value-type="string">
            <text:p>Tevye (Patrick McCarty), Golde (Karin Harvey-Olsen), Mendel (Gabe Garcia), Lazar Wolf (Jim O'Mara), Avram (Mel Bucklin), 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94.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All OFF</text:p>
          </table:table-cell>
          <table:table-cell table:style-name="ce2" office:value-type="string" calcext:value-type="string">
            <text:p>"A piece of cloth."</text:p>
          </table:table-cell>
          <table:table-cell table:style-name="ce2"/>
          <table:table-cell table:style-name="ce2" office:value-type="string" calcext:value-type="string">
            <text:p>Tevye (Patrick McCarty), Golde (Karin Harvey-Olsen), Mendel (Gabe Garcia), Lazar Wolf (Jim O'Mara), Avram (Mel Bucklin), Yente (Lucy Spencer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136</text:p>
          </table:table-cell>
          <table:table-cell table:style-name="ce2" office:value-type="string" calcext:value-type="string">
            <text:p>94.1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Golde, Mendel, Tevye ON</text:p>
          </table:table-cell>
          <table:table-cell table:style-name="ce2" office:value-type="string" calcext:value-type="string">
            <text:p>end of song</text:p>
          </table:table-cell>
          <table:table-cell table:style-name="ce2" office:value-type="string" calcext:value-type="string">
            <text:p>Tevye (Patrick McCarty), Golde (Karin Harvey-Olsen), Mendel (Gabe Garcia)</text:p>
          </table:table-cell>
          <table:table-cell table:style-name="ce2"/>
          <table:table-cell table:style-name="ce2" office:value-type="string" calcext:value-type="string">
            <text:p>Tevye (Patrick McCarty), Golde (Karin Harvey-Olsen), Mendel (Gabe Garcia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2" office:value-type="string" calcext:value-type="string">
            <text:p>94.4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Golde, Mendel, Tevye OFF</text:p>
          </table:table-cell>
          <table:table-cell table:style-name="ce2" office:value-type="string" calcext:value-type="string">
            <text:p>"always wear our hats..."</text:p>
          </table:table-cell>
          <table:table-cell table:style-name="ce2"/>
          <table:table-cell table:style-name="ce2" office:value-type="string" calcext:value-type="string">
            <text:p>Tevye (Patrick McCarty), Golde (Karin Harvey-Olsen), Mendel (Gabe Garcia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138</text:p>
          </table:table-cell>
          <table:table-cell table:style-name="ce2" office:value-type="string" calcext:value-type="string">
            <text:p>94.5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7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Shprintze, Motel, Tzeitel ON</text:p>
          </table:table-cell>
          <table:table-cell table:style-name="ce2" office:value-type="string" calcext:value-type="string">
            <text:p>A2 S8 Lights up</text:p>
          </table:table-cell>
          <table:table-cell table:style-name="ce2" office:value-type="string" calcext:value-type="string">
            <text:p>Tzeitel (Lauren Busa), Motel (William Desharnais), Shprintze (Hadley Harris)</text:p>
          </table:table-cell>
          <table:table-cell table:style-name="ce2"/>
          <table:table-cell table:style-name="ce2" office:value-type="string" calcext:value-type="string">
            <text:p>Tzeitel (Lauren Busa), Motel (William Desharnais), Shprintze (Hadley Harr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39</text:p>
          </table:table-cell>
          <table:table-cell table:style-name="ce2" office:value-type="string" calcext:value-type="string">
            <text:p>95.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Golde ON</text:p>
          </table:table-cell>
          <table:table-cell table:style-name="ce2" office:value-type="string" calcext:value-type="string">
            <text:p>"enough money to join you."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/>
          <table:table-cell table:style-name="ce2" office:value-type="string" calcext:value-type="string">
            <text:p>Tzeitel (Lauren Busa), Golde (Karin Harvey-Olsen), Motel (William Desharnais), Shprintze (Hadley Harr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style-name="ce2" office:value-type="string" calcext:value-type="string">
            <text:p>95.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Shpr, Mot, Tz OFF Yente ON</text:p>
          </table:table-cell>
          <table:table-cell table:style-name="ce2" office:value-type="string" calcext:value-type="string">
            <text:p>"pack the rest of the clothes"</text:p>
          </table:table-cell>
          <table:table-cell table:style-name="ce2" office:value-type="string" calcext:value-type="string">
            <text:p>Yente (Lucy Spencer)</text:p>
          </table:table-cell>
          <table:table-cell table:style-name="ce2" office:value-type="string" calcext:value-type="string">
            <text:p>Tzeitel (Lauren Busa), Motel (William Desharnais), Shprintze (Hadley Harris)</text:p>
          </table:table-cell>
          <table:table-cell table:style-name="ce2" office:value-type="string" calcext:value-type="string">
            <text:p>Golde (Karin Harvey-Olsen), Yente (Lucy Spencer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95.8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Yente OFF, Tevye ON</text:p>
          </table:table-cell>
          <table:table-cell table:style-name="ce2" office:value-type="string" calcext:value-type="string">
            <text:p>Yente exits</text:p>
          </table:table-cell>
          <table:table-cell table:style-name="ce2" office:value-type="string" calcext:value-type="string">
            <text:p>Tevye (Patrick McCarty)</text:p>
          </table:table-cell>
          <table:table-cell table:style-name="ce2" office:value-type="string" calcext:value-type="string">
            <text:p>Yente (Lucy Spencer)</text:p>
          </table:table-cell>
          <table:table-cell table:style-name="ce2" office:value-type="string" calcext:value-type="string">
            <text:p>Tevye (Patrick McCarty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42</text:p>
          </table:table-cell>
          <table:table-cell table:style-name="ce2" office:value-type="string" calcext:value-type="string">
            <text:p>96.10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Golde OFF, Lazar ON</text:p>
          </table:table-cell>
          <table:table-cell table:style-name="ce2" office:value-type="string" calcext:value-type="string">
            <text:p>"leave a dirty house."</text:p>
          </table:table-cell>
          <table:table-cell table:style-name="ce2" office:value-type="string" calcext:value-type="string">
            <text:p>Lazar Wolf (Jim O'Mara)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 office:value-type="string" calcext:value-type="string">
            <text:p>Tevye (Patrick McCarty), Lazar Wolf (Jim O'Mara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2" office:value-type="string" calcext:value-type="string">
            <text:p>97.3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Lazar OFF, Tzeitel ON</text:p>
          </table:table-cell>
          <table:table-cell table:style-name="ce2" office:value-type="string" calcext:value-type="string">
            <text:p>"Goodbye, Tevye."</text:p>
          </table:table-cell>
          <table:table-cell table:style-name="ce2" office:value-type="string" calcext:value-type="string">
            <text:p>Tzeitel (Lauren Busa)</text:p>
          </table:table-cell>
          <table:table-cell table:style-name="ce2" office:value-type="string" calcext:value-type="string">
            <text:p>Lazar Wolf (Jim O'Mara)</text:p>
          </table:table-cell>
          <table:table-cell table:style-name="ce2" office:value-type="string" calcext:value-type="string">
            <text:p>Tevye (Patrick McCarty), Tzeitel (Lauren Busa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44</text:p>
          </table:table-cell>
          <table:table-cell table:style-name="ce2" office:value-type="string" calcext:value-type="string">
            <text:p>97.5A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Tevye OFF</text:p>
          </table:table-cell>
          <table:table-cell table:style-name="ce2" office:value-type="string" calcext:value-type="string">
            <text:p>"Almost, Papa."</text:p>
          </table:table-cell>
          <table:table-cell table:style-name="ce2"/>
          <table:table-cell table:style-name="ce2" office:value-type="string" calcext:value-type="string">
            <text:p>Tevye (Patrick McCarty)</text:p>
          </table:table-cell>
          <table:table-cell table:style-name="ce2" office:value-type="string" calcext:value-type="string">
            <text:p>Tzeitel (Lauren Busa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45</text:p>
          </table:table-cell>
          <table:table-cell table:style-name="ce2" office:value-type="string" calcext:value-type="string">
            <text:p>97.5B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Chava ON</text:p>
          </table:table-cell>
          <table:table-cell table:style-name="ce2" office:value-type="string" calcext:value-type="string">
            <text:p>Chava and Fyedka enter</text:p>
          </table:table-cell>
          <table:table-cell table:style-name="ce2" office:value-type="string" calcext:value-type="string">
            <text:p>Chava (Lindsey Murch)</text:p>
          </table:table-cell>
          <table:table-cell table:style-name="ce2"/>
          <table:table-cell table:style-name="ce2" office:value-type="string" calcext:value-type="string">
            <text:p>Tzeitel (Lauren Busa), Chava (Lindsey Murc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46</text:p>
          </table:table-cell>
          <table:table-cell table:style-name="ce2" office:value-type="string" calcext:value-type="string">
            <text:p>97.9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Golde ON</text:p>
          </table:table-cell>
          <table:table-cell table:style-name="ce2" office:value-type="string" calcext:value-type="string">
            <text:p>"I told Mama that..."</text:p>
          </table:table-cell>
          <table:table-cell table:style-name="ce2" office:value-type="string" calcext:value-type="string">
            <text:p>Golde (Karin Harvey-Olsen)</text:p>
          </table:table-cell>
          <table:table-cell table:style-name="ce2"/>
          <table:table-cell table:style-name="ce2" office:value-type="string" calcext:value-type="string">
            <text:p>Tzeitel (Lauren Busa), Golde (Karin Harvey-Olsen), Chava (Lindsey Murch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47</text:p>
          </table:table-cell>
          <table:table-cell table:style-name="ce2" office:value-type="string" calcext:value-type="string">
            <text:p>98.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Fyedka, Tevye ON</text:p>
          </table:table-cell>
          <table:table-cell table:style-name="ce2" office:value-type="string" calcext:value-type="string">
            <text:p>"We are going to Cracow."</text:p>
          </table:table-cell>
          <table:table-cell table:style-name="ce2" office:value-type="string" calcext:value-type="string">
            <text:p>Tevye (Patrick McCarty), Fyedka (Luke Crory)</text:p>
          </table:table-cell>
          <table:table-cell table:style-name="ce2"/>
          <table:table-cell table:style-name="ce2" office:value-type="string" calcext:value-type="string">
            <text:p>Tevye (Patrick McCarty), Tzeitel (Lauren Busa), Golde (Karin Harvey-Olsen), Chava (Lindsey Murch), Fyedka (Luke Crory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48</text:p>
          </table:table-cell>
          <table:table-cell table:style-name="ce2" office:value-type="string" calcext:value-type="string">
            <text:p>98.10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Chava, Fyedka OFF</text:p>
          </table:table-cell>
          <table:table-cell table:style-name="ce2" office:value-type="string" calcext:value-type="string">
            <text:p>Chava's exit</text:p>
          </table:table-cell>
          <table:table-cell table:style-name="ce2"/>
          <table:table-cell table:style-name="ce2" office:value-type="string" calcext:value-type="string">
            <text:p>Chava (Lindsey Murch), Fyedka (Luke Crory)</text:p>
          </table:table-cell>
          <table:table-cell table:style-name="ce2" office:value-type="string" calcext:value-type="string">
            <text:p>Tevye (Patrick McCarty), Tzeitel (Lauren Busa), Golde (Karin Harvey-Olsen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98.1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Motel, Shprintze, Bielke ON</text:p>
          </table:table-cell>
          <table:table-cell table:style-name="ce2" office:value-type="string" calcext:value-type="string">
            <text:p>"We have a train to catch."</text:p>
          </table:table-cell>
          <table:table-cell table:style-name="ce2" office:value-type="string" calcext:value-type="string">
            <text:p>Motel (William Desharnais), Bielke (Emma Melanson), Shprintze (Hadley Harris)</text:p>
          </table:table-cell>
          <table:table-cell table:style-name="ce2"/>
          <table:table-cell table:style-name="ce2" office:value-type="string" calcext:value-type="string">
            <text:p>Tevye (Patrick McCarty), Tzeitel (Lauren Busa), Golde (Karin Harvey-Olsen), Motel (William Desharnais), Bielke (Emma Melanson), Shprintze (Hadley Harris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150</text:p>
          </table:table-cell>
          <table:table-cell table:style-name="ce2" office:value-type="string" calcext:value-type="string">
            <text:p>99.1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<text:s/>8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All OFF</text:p>
          </table:table-cell>
          <table:table-cell table:style-name="ce2" office:value-type="string" calcext:value-type="string">
            <text:p>"Come children..let's go."</text:p>
          </table:table-cell>
          <table:table-cell table:style-name="ce2"/>
          <table:table-cell table:style-name="ce2" office:value-type="string" calcext:value-type="string">
            <text:p>Tevye (Patrick McCarty), Tzeitel (Lauren Busa), Golde (Karin Harvey-Olsen), Motel (William Desharnais), Bielke (Emma Melanson), Shprintze (Hadley Harris)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1" office:value-type="string" calcext:value-type="string">
            <text:p><text:s/>Move </text:p>
          </table:table-cell>
          <table:table-cell table:style-name="ce1" office:value-type="string" calcext:value-type="string">
            <text:p><text:s/>Id </text:p>
          </table:table-cell>
          <table:table-cell table:style-name="ce1" office:value-type="string" calcext:value-type="string">
            <text:p><text:s/>A </text:p>
          </table:table-cell>
          <table:table-cell table:style-name="ce1" office:value-type="string" calcext:value-type="string">
            <text:p><text:s/>S </text:p>
          </table:table-cell>
          <table:table-cell table:style-name="ce1" office:value-type="string" calcext:value-type="string">
            <text:p><text:s/>Page </text:p>
          </table:table-cell>
          <table:table-cell table:style-name="ce1" office:value-type="string" calcext:value-type="string">
            <text:p><text:s/>Title </text:p>
          </table:table-cell>
          <table:table-cell table:style-name="ce1" office:value-type="string" calcext:value-type="string">
            <text:p><text:s/>Cue </text:p>
          </table:table-cell>
          <table:table-cell table:style-name="ce1" office:value-type="string" calcext:value-type="string">
            <text:p><text:s/>Entrances </text:p>
          </table:table-cell>
          <table:table-cell table:style-name="ce1" office:value-type="string" calcext:value-type="string">
            <text:p><text:s/>Exits </text:p>
          </table:table-cell>
          <table:table-cell table:style-name="ce1" office:value-type="string" calcext:value-type="string">
            <text:p><text:s/>On Stage </text:p>
          </table:table-cell>
          <table:table-cell table:style-name="ce1" office:value-type="string" calcext:value-type="string">
            <text:p><text:s/>Note 1 </text:p>
          </table:table-cell>
          <table:table-cell table:style-name="ce1" office:value-type="string" calcext:value-type="string">
            <text:p><text:s/>Note 2 </text:p>
          </table:table-cell>
          <table:table-cell table:style-name="ce1" office:value-type="string" calcext:value-type="string">
            <text:p><text:s/>Note 3 </text:p>
          </table:table-cell>
          <table:table-cell table:number-columns-repeated="101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2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46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1T13:51:05.349695790</dc:date>
    <meta:editing-duration>PT1M29S</meta:editing-duration>
    <meta:editing-cycles>1</meta:editing-cycles>
    <meta:document-statistic meta:table-count="1" meta:cell-count="1382" meta:object-count="0"/>
    <meta:generator>LibreOffice/5.1.6.2$Linux_X86_64 LibreOffice_project/10m0$Build-2</meta:generator>
  </office:meta>
</office:document-meta>
</file>